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rotation-align="none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1">
      <style:table-cell-properties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1">
      <style:table-cell-properties fo:background-color="#dddddd" style:rotation-align="none"/>
    </style:style>
    <style:style style:name="ce5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130"/>
    <style:style style:name="ce7" style:family="table-cell" style:parent-style-name="Default" style:data-style-name="N12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_cost_IFE" table:style-name="ta1">
        <table:shapes>
          <draw:frame draw:z-index="0" draw:style-name="gr1" draw:text-style-name="P1" svg:width="453.51pt" svg:height="255.09pt" svg:x="450.85pt" svg:y="41.22pt">
            <draw:object draw:notify-on-update-of-ranges="Total_cost_IFE.A11:Total_cost_IFE.A31 Total_cost_IFE.C4:Total_cost_IFE.C4 Total_cost_IFE.C11:Total_cost_IFE.C31 Total_cost_IFE.B4:Total_cost_IFE.B4 Total_cost_IFE.B11:Total_cost_IFE.B31 Total_cost_IFE.D4:Total_cost_IFE.D4 Total_cost_IFE.D11:Total_cost_IFE.D31 Total_cost_IFE.F4:Total_cost_IFE.F4 Total_cost_IFE.F11:Total_cost_IFE.F31 Total_cost_IFE.E4:Total_cost_IFE.E4 Total_cost_IFE.E11:Total_cost_IFE.E31 Total_cost_IFE.G4:Total_cost_IFE.G4 Total_cost_IFE.G11:Total_cost_IFE.G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6" table:default-cell-style-name="ce4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3" office:value-type="string" calcext:value-type="string" table:number-columns-spanned="3" table:number-rows-spanned="1">
            <text:p>IFE cost, Pension mobility indexation</text:p>
          </table:table-cell>
          <table:covered-table-cell table:number-columns-repeated="2" table:style-name="ce3"/>
          <table:table-cell table:style-name="ce3" office:value-type="string" calcext:value-type="string" table:number-columns-spanned="3" table:number-rows-spanned="1">
            <text:p>IFE cost, CPI indexation</text:p>
          </table:table-cell>
          <table:covered-table-cell table:number-columns-repeated="2" table:style-name="ce3"/>
        </table:table-row>
        <table:table-row table:style-name="ro1">
          <table:table-cell table:style-name="Default"/>
          <table:table-cell office:value-type="string" calcext:value-type="string">
            <text:p>Central, pension mobility indexation</text:p>
          </table:table-cell>
          <table:table-cell office:value-type="string" calcext:value-type="string">
            <text:p>Low, pension mobility indexation</text:p>
          </table:table-cell>
          <table:table-cell office:value-type="string" calcext:value-type="string">
            <text:p>High, pension mobility indexation</text:p>
          </table:table-cell>
          <table:table-cell office:value-type="string" calcext:value-type="string">
            <text:p>Central, CPI indexation</text:p>
          </table:table-cell>
          <table:table-cell office:value-type="string" calcext:value-type="string">
            <text:p>Low, CPI indexation</text:p>
          </table:table-cell>
          <table:table-cell office:value-type="string" calcext:value-type="string">
            <text:p>High, CPI indexation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5" calcext:value-type="float">
            <text:p>2015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6" office:value-type="percentage" office:value="0" calcext:value-type="percentage">
            <text:p>0.00%</text:p>
          </table:table-cell>
        </table:table-row>
        <table:table-row table:style-name="ro1">
          <table:table-cell table:style-name="ce2" office:value-type="float" office:value="2019" calcext:value-type="float">
            <text:p>2019</text:p>
          </table:table-cell>
          <table:table-cell table:number-columns-repeated="6" table:style-name="ce5" office:value-type="percentage" office:value="0" calcext:value-type="percentage">
            <text:p>0.00%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percentage" office:value="0.0141063967360071" calcext:value-type="percentage">
            <text:p>1.41%</text:p>
          </table:table-cell>
          <table:table-cell office:value-type="percentage" office:value="0.0141841466499286" calcext:value-type="percentage">
            <text:p>1.42%</text:p>
          </table:table-cell>
          <table:table-cell office:value-type="percentage" office:value="0.0140506212444606" calcext:value-type="percentage">
            <text:p>1.41%</text:p>
          </table:table-cell>
          <table:table-cell office:value-type="percentage" office:value="0.0141063967360071" calcext:value-type="percentage">
            <text:p>1.41%</text:p>
          </table:table-cell>
          <table:table-cell office:value-type="percentage" office:value="0.0141841466499286" calcext:value-type="percentage">
            <text:p>1.42%</text:p>
          </table:table-cell>
          <table:table-cell office:value-type="percentage" office:value="0.0140506212444606" calcext:value-type="percentage">
            <text:p>1.41%</text:p>
          </table:table-cell>
        </table:table-row>
        <table:table-row table:style-name="ro1">
          <table:table-cell table:style-name="ce2" office:value-type="float" office:value="2021" calcext:value-type="float">
            <text:p>2021</text:p>
          </table:table-cell>
          <table:table-cell table:style-name="ce5" office:value-type="percentage" office:value="0.0161757111574056" calcext:value-type="percentage">
            <text:p>1.62%</text:p>
          </table:table-cell>
          <table:table-cell table:style-name="ce5" office:value-type="percentage" office:value="0.016349982054878" calcext:value-type="percentage">
            <text:p>1.63%</text:p>
          </table:table-cell>
          <table:table-cell table:style-name="ce5" office:value-type="percentage" office:value="0.0164815467365399" calcext:value-type="percentage">
            <text:p>1.65%</text:p>
          </table:table-cell>
          <table:table-cell table:style-name="ce5" office:value-type="percentage" office:value="0.0175232676561481" calcext:value-type="percentage">
            <text:p>1.75%</text:p>
          </table:table-cell>
          <table:table-cell table:style-name="ce5" office:value-type="percentage" office:value="0.0180602435010009" calcext:value-type="percentage">
            <text:p>1.81%</text:p>
          </table:table-cell>
          <table:table-cell table:style-name="ce5" office:value-type="percentage" office:value="0.0171038041344937" calcext:value-type="percentage">
            <text:p>1.71%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percentage" office:value="0.0156850060517337" calcext:value-type="percentage">
            <text:p>1.57%</text:p>
          </table:table-cell>
          <table:table-cell office:value-type="percentage" office:value="0.015787494444123" calcext:value-type="percentage">
            <text:p>1.58%</text:p>
          </table:table-cell>
          <table:table-cell office:value-type="percentage" office:value="0.0161658946361221" calcext:value-type="percentage">
            <text:p>1.62%</text:p>
          </table:table-cell>
          <table:table-cell office:value-type="percentage" office:value="0.0157061677765343" calcext:value-type="percentage">
            <text:p>1.57%</text:p>
          </table:table-cell>
          <table:table-cell office:value-type="percentage" office:value="0.0164656367192849" calcext:value-type="percentage">
            <text:p>1.65%</text:p>
          </table:table-cell>
          <table:table-cell office:value-type="percentage" office:value="0.0150849119378508" calcext:value-type="percentage">
            <text:p>1.51%</text:p>
          </table:table-cell>
        </table:table-row>
        <table:table-row table:style-name="ro1">
          <table:table-cell table:style-name="ce2" office:value-type="float" office:value="2023" calcext:value-type="float">
            <text:p>2023</text:p>
          </table:table-cell>
          <table:table-cell table:style-name="ce5" office:value-type="percentage" office:value="0.0153475073166182" calcext:value-type="percentage">
            <text:p>1.53%</text:p>
          </table:table-cell>
          <table:table-cell table:style-name="ce5" office:value-type="percentage" office:value="0.0154494642025071" calcext:value-type="percentage">
            <text:p>1.54%</text:p>
          </table:table-cell>
          <table:table-cell table:style-name="ce5" office:value-type="percentage" office:value="0.0161170267758087" calcext:value-type="percentage">
            <text:p>1.61%</text:p>
          </table:table-cell>
          <table:table-cell table:style-name="ce5" office:value-type="percentage" office:value="0.0143005337398666" calcext:value-type="percentage">
            <text:p>1.43%</text:p>
          </table:table-cell>
          <table:table-cell table:style-name="ce5" office:value-type="percentage" office:value="0.0151010858491885" calcext:value-type="percentage">
            <text:p>1.51%</text:p>
          </table:table-cell>
          <table:table-cell table:style-name="ce5" office:value-type="percentage" office:value="0.013682590799442" calcext:value-type="percentage">
            <text:p>1.37%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percentage" office:value="0.0143718337792762" calcext:value-type="percentage">
            <text:p>1.44%</text:p>
          </table:table-cell>
          <table:table-cell office:value-type="percentage" office:value="0.0147654674250595" calcext:value-type="percentage">
            <text:p>1.48%</text:p>
          </table:table-cell>
          <table:table-cell office:value-type="percentage" office:value="0.0154837325150543" calcext:value-type="percentage">
            <text:p>1.55%</text:p>
          </table:table-cell>
          <table:table-cell office:value-type="percentage" office:value="0.012700989062044" calcext:value-type="percentage">
            <text:p>1.27%</text:p>
          </table:table-cell>
          <table:table-cell office:value-type="percentage" office:value="0.0137197612590591" calcext:value-type="percentage">
            <text:p>1.37%</text:p>
          </table:table-cell>
          <table:table-cell office:value-type="percentage" office:value="0.0124335806776792" calcext:value-type="percentage">
            <text:p>1.24%</text:p>
          </table:table-cell>
        </table:table-row>
        <table:table-row table:style-name="ro1">
          <table:table-cell table:style-name="ce2" office:value-type="float" office:value="2025" calcext:value-type="float">
            <text:p>2025</text:p>
          </table:table-cell>
          <table:table-cell table:style-name="ce5" office:value-type="percentage" office:value="0.0141410405569229" calcext:value-type="percentage">
            <text:p>1.41%</text:p>
          </table:table-cell>
          <table:table-cell table:style-name="ce5" office:value-type="percentage" office:value="0.0141009787860313" calcext:value-type="percentage">
            <text:p>1.41%</text:p>
          </table:table-cell>
          <table:table-cell table:style-name="ce5" office:value-type="percentage" office:value="0.0144863058044799" calcext:value-type="percentage">
            <text:p>1.45%</text:p>
          </table:table-cell>
          <table:table-cell table:style-name="ce5" office:value-type="percentage" office:value="0.0120103186726855" calcext:value-type="percentage">
            <text:p>1.20%</text:p>
          </table:table-cell>
          <table:table-cell table:style-name="ce5" office:value-type="percentage" office:value="0.0126717463001885" calcext:value-type="percentage">
            <text:p>1.27%</text:p>
          </table:table-cell>
          <table:table-cell table:style-name="ce5" office:value-type="percentage" office:value="0.0111948895549466" calcext:value-type="percentage">
            <text:p>1.12%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percentage" office:value="0.0131248058912545" calcext:value-type="percentage">
            <text:p>1.31%</text:p>
          </table:table-cell>
          <table:table-cell office:value-type="percentage" office:value="0.0135926715878838" calcext:value-type="percentage">
            <text:p>1.36%</text:p>
          </table:table-cell>
          <table:table-cell office:value-type="percentage" office:value="0.0138325477360549" calcext:value-type="percentage">
            <text:p>1.38%</text:p>
          </table:table-cell>
          <table:table-cell office:value-type="percentage" office:value="0.0107244692130101" calcext:value-type="percentage">
            <text:p>1.07%</text:p>
          </table:table-cell>
          <table:table-cell office:value-type="percentage" office:value="0.0117753763127997" calcext:value-type="percentage">
            <text:p>1.18%</text:p>
          </table:table-cell>
          <table:table-cell office:value-type="percentage" office:value="0.00999401669637422" calcext:value-type="percentage">
            <text:p>1.00%</text:p>
          </table:table-cell>
        </table:table-row>
        <table:table-row table:style-name="ro1">
          <table:table-cell table:style-name="ce2" office:value-type="float" office:value="2027" calcext:value-type="float">
            <text:p>2027</text:p>
          </table:table-cell>
          <table:table-cell table:style-name="ce5" office:value-type="percentage" office:value="0.0127671872039539" calcext:value-type="percentage">
            <text:p>1.28%</text:p>
          </table:table-cell>
          <table:table-cell table:style-name="ce5" office:value-type="percentage" office:value="0.0130003057212883" calcext:value-type="percentage">
            <text:p>1.30%</text:p>
          </table:table-cell>
          <table:table-cell table:style-name="ce5" office:value-type="percentage" office:value="0.0128401023185566" calcext:value-type="percentage">
            <text:p>1.28%</text:p>
          </table:table-cell>
          <table:table-cell table:style-name="ce5" office:value-type="percentage" office:value="0.00999921603274715" calcext:value-type="percentage">
            <text:p>1.00%</text:p>
          </table:table-cell>
          <table:table-cell table:style-name="ce5" office:value-type="percentage" office:value="0.0108466579948689" calcext:value-type="percentage">
            <text:p>1.08%</text:p>
          </table:table-cell>
          <table:table-cell table:style-name="ce5" office:value-type="percentage" office:value="0.00882173359811552" calcext:value-type="percentage">
            <text:p>0.88%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percentage" office:value="0.0119286783135119" calcext:value-type="percentage">
            <text:p>1.19%</text:p>
          </table:table-cell>
          <table:table-cell office:value-type="percentage" office:value="0.0123602009061989" calcext:value-type="percentage">
            <text:p>1.24%</text:p>
          </table:table-cell>
          <table:table-cell office:value-type="percentage" office:value="0.0118318106924175" calcext:value-type="percentage">
            <text:p>1.18%</text:p>
          </table:table-cell>
          <table:table-cell office:value-type="percentage" office:value="0.00906460201724066" calcext:value-type="percentage">
            <text:p>0.91%</text:p>
          </table:table-cell>
          <table:table-cell office:value-type="percentage" office:value="0.0100155503962958" calcext:value-type="percentage">
            <text:p>1.00%</text:p>
          </table:table-cell>
          <table:table-cell office:value-type="percentage" office:value="0.00794140115333968" calcext:value-type="percentage">
            <text:p>0.79%</text:p>
          </table:table-cell>
        </table:table-row>
        <table:table-row table:style-name="ro1">
          <table:table-cell table:style-name="ce2" office:value-type="float" office:value="2029" calcext:value-type="float">
            <text:p>2029</text:p>
          </table:table-cell>
          <table:table-cell table:style-name="ce5" office:value-type="percentage" office:value="0.010719966260972" calcext:value-type="percentage">
            <text:p>1.07%</text:p>
          </table:table-cell>
          <table:table-cell table:style-name="ce5" office:value-type="percentage" office:value="0.0115211514003939" calcext:value-type="percentage">
            <text:p>1.15%</text:p>
          </table:table-cell>
          <table:table-cell table:style-name="ce5" office:value-type="percentage" office:value="0.0107835862735425" calcext:value-type="percentage">
            <text:p>1.08%</text:p>
          </table:table-cell>
          <table:table-cell table:style-name="ce5" office:value-type="percentage" office:value="0.00801357192261246" calcext:value-type="percentage">
            <text:p>0.80%</text:p>
          </table:table-cell>
          <table:table-cell table:style-name="ce5" office:value-type="percentage" office:value="0.00916588019610529" calcext:value-type="percentage">
            <text:p>0.92%</text:p>
          </table:table-cell>
          <table:table-cell table:style-name="ce5" office:value-type="percentage" office:value="0.00709834706274648" calcext:value-type="percentage">
            <text:p>0.71%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percentage" office:value="0.0101305634086821" calcext:value-type="percentage">
            <text:p>1.01%</text:p>
          </table:table-cell>
          <table:table-cell office:value-type="percentage" office:value="0.0106435438566831" calcext:value-type="percentage">
            <text:p>1.06%</text:p>
          </table:table-cell>
          <table:table-cell office:value-type="percentage" office:value="0.00975442279657541" calcext:value-type="percentage">
            <text:p>0.98%</text:p>
          </table:table-cell>
          <table:table-cell office:value-type="percentage" office:value="0.00748649820156381" calcext:value-type="percentage">
            <text:p>0.75%</text:p>
          </table:table-cell>
          <table:table-cell office:value-type="percentage" office:value="0.00841522220120142" calcext:value-type="percentage">
            <text:p>0.84%</text:p>
          </table:table-cell>
          <table:table-cell office:value-type="percentage" office:value="0.0063167649282027" calcext:value-type="percentage">
            <text:p>0.63%</text:p>
          </table:table-cell>
        </table:table-row>
        <table:table-row table:style-name="ro1">
          <table:table-cell table:style-name="ce2" office:value-type="float" office:value="2031" calcext:value-type="float">
            <text:p>2031</text:p>
          </table:table-cell>
          <table:table-cell table:style-name="ce5" office:value-type="percentage" office:value="0.00878204670446025" calcext:value-type="percentage">
            <text:p>0.88%</text:p>
          </table:table-cell>
          <table:table-cell table:style-name="ce5" office:value-type="percentage" office:value="0.00965434561750395" calcext:value-type="percentage">
            <text:p>0.97%</text:p>
          </table:table-cell>
          <table:table-cell table:style-name="ce5" office:value-type="percentage" office:value="0.00843884191029965" calcext:value-type="percentage">
            <text:p>0.84%</text:p>
          </table:table-cell>
          <table:table-cell table:style-name="ce5" office:value-type="percentage" office:value="0.00642170276011857" calcext:value-type="percentage">
            <text:p>0.64%</text:p>
          </table:table-cell>
          <table:table-cell table:style-name="ce5" office:value-type="percentage" office:value="0.00758361269093719" calcext:value-type="percentage">
            <text:p>0.76%</text:p>
          </table:table-cell>
          <table:table-cell table:style-name="ce5" office:value-type="percentage" office:value="0.00538081093868968" calcext:value-type="percentage">
            <text:p>0.54%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percentage" office:value="0.00749868325904135" calcext:value-type="percentage">
            <text:p>0.75%</text:p>
          </table:table-cell>
          <table:table-cell office:value-type="percentage" office:value="0.00856759100233231" calcext:value-type="percentage">
            <text:p>0.86%</text:p>
          </table:table-cell>
          <table:table-cell office:value-type="percentage" office:value="0.00743048519797928" calcext:value-type="percentage">
            <text:p>0.74%</text:p>
          </table:table-cell>
          <table:table-cell office:value-type="percentage" office:value="0.00545514816244441" calcext:value-type="percentage">
            <text:p>0.55%</text:p>
          </table:table-cell>
          <table:table-cell office:value-type="percentage" office:value="0.00671358682572768" calcext:value-type="percentage">
            <text:p>0.67%</text:p>
          </table:table-cell>
          <table:table-cell office:value-type="percentage" office:value="0.0046662905882122" calcext:value-type="percentage">
            <text:p>0.47%</text:p>
          </table:table-cell>
        </table:table-row>
        <table:table-row table:style-name="ro1">
          <table:table-cell table:style-name="ce2" office:value-type="float" office:value="2033" calcext:value-type="float">
            <text:p>2033</text:p>
          </table:table-cell>
          <table:table-cell table:style-name="ce5" office:value-type="percentage" office:value="0.00627813971421872" calcext:value-type="percentage">
            <text:p>0.63%</text:p>
          </table:table-cell>
          <table:table-cell table:style-name="ce5" office:value-type="percentage" office:value="0.00775156985335306" calcext:value-type="percentage">
            <text:p>0.78%</text:p>
          </table:table-cell>
          <table:table-cell table:style-name="ce5" office:value-type="percentage" office:value="0.00655846776299555" calcext:value-type="percentage">
            <text:p>0.66%</text:p>
          </table:table-cell>
          <table:table-cell table:style-name="ce5" office:value-type="percentage" office:value="0.00455443769069689" calcext:value-type="percentage">
            <text:p>0.46%</text:p>
          </table:table-cell>
          <table:table-cell table:style-name="ce5" office:value-type="percentage" office:value="0.00607887404470049" calcext:value-type="percentage">
            <text:p>0.61%</text:p>
          </table:table-cell>
          <table:table-cell table:style-name="ce5" office:value-type="percentage" office:value="0.00406903863310932" calcext:value-type="percentage">
            <text:p>0.41%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percentage" office:value="0.00539038708970539" calcext:value-type="percentage">
            <text:p>0.54%</text:p>
          </table:table-cell>
          <table:table-cell office:value-type="percentage" office:value="0.00651065921425829" calcext:value-type="percentage">
            <text:p>0.65%</text:p>
          </table:table-cell>
          <table:table-cell office:value-type="percentage" office:value="0.00557113970373924" calcext:value-type="percentage">
            <text:p>0.56%</text:p>
          </table:table-cell>
          <table:table-cell office:value-type="percentage" office:value="0.00388396526383695" calcext:value-type="percentage">
            <text:p>0.39%</text:p>
          </table:table-cell>
          <table:table-cell office:value-type="percentage" office:value="0.00507671963932265" calcext:value-type="percentage">
            <text:p>0.51%</text:p>
          </table:table-cell>
          <table:table-cell office:value-type="percentage" office:value="0.00341649272144388" calcext:value-type="percentage">
            <text:p>0.34%</text:p>
          </table:table-cell>
        </table:table-row>
        <table:table-row table:style-name="ro1">
          <table:table-cell table:style-name="ce2" office:value-type="float" office:value="2035" calcext:value-type="float">
            <text:p>2035</text:p>
          </table:table-cell>
          <table:table-cell table:style-name="ce5" office:value-type="percentage" office:value="0.00483533384733922" calcext:value-type="percentage">
            <text:p>0.48%</text:p>
          </table:table-cell>
          <table:table-cell table:style-name="ce5" office:value-type="percentage" office:value="0.00545519997141694" calcext:value-type="percentage">
            <text:p>0.55%</text:p>
          </table:table-cell>
          <table:table-cell table:style-name="ce5" office:value-type="percentage" office:value="0.00446003770439437" calcext:value-type="percentage">
            <text:p>0.45%</text:p>
          </table:table-cell>
          <table:table-cell table:style-name="ce5" office:value-type="percentage" office:value="0.00345375300722289" calcext:value-type="percentage">
            <text:p>0.35%</text:p>
          </table:table-cell>
          <table:table-cell table:style-name="ce5" office:value-type="percentage" office:value="0.00423871312549484" calcext:value-type="percentage">
            <text:p>0.42%</text:p>
          </table:table-cell>
          <table:table-cell table:style-name="ce5" office:value-type="percentage" office:value="0.00271037273306237" calcext:value-type="percentage">
            <text:p>0.27%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percentage" office:value="0.00402917824224559" calcext:value-type="percentage">
            <text:p>0.40%</text:p>
          </table:table-cell>
          <table:table-cell office:value-type="percentage" office:value="0.0049403599949578" calcext:value-type="percentage">
            <text:p>0.49%</text:p>
          </table:table-cell>
          <table:table-cell office:value-type="percentage" office:value="0.00367189652025744" calcext:value-type="percentage">
            <text:p>0.37%</text:p>
          </table:table-cell>
          <table:table-cell office:value-type="percentage" office:value="0.00286035212178349" calcext:value-type="percentage">
            <text:p>0.29%</text:p>
          </table:table-cell>
          <table:table-cell office:value-type="percentage" office:value="0.00382728281983137" calcext:value-type="percentage">
            <text:p>0.38%</text:p>
          </table:table-cell>
          <table:table-cell office:value-type="percentage" office:value="0.00220793677123596" calcext:value-type="percentage">
            <text:p>0.22%</text:p>
          </table:table-cell>
        </table:table-row>
        <table:table-row table:style-name="ro1">
          <table:table-cell table:style-name="ce2" office:value-type="float" office:value="2037" calcext:value-type="float">
            <text:p>2037</text:p>
          </table:table-cell>
          <table:table-cell table:style-name="ce5" office:value-type="percentage" office:value="0.00338848279315214" calcext:value-type="percentage">
            <text:p>0.34%</text:p>
          </table:table-cell>
          <table:table-cell table:style-name="ce5" office:value-type="percentage" office:value="0.00443582532488813" calcext:value-type="percentage">
            <text:p>0.44%</text:p>
          </table:table-cell>
          <table:table-cell table:style-name="ce5" office:value-type="percentage" office:value="0.00305699262651714" calcext:value-type="percentage">
            <text:p>0.31%</text:p>
          </table:table-cell>
          <table:table-cell table:style-name="ce5" office:value-type="percentage" office:value="0.00239213262341426" calcext:value-type="percentage">
            <text:p>0.24%</text:p>
          </table:table-cell>
          <table:table-cell table:style-name="ce5" office:value-type="percentage" office:value="0.00343217864193465" calcext:value-type="percentage">
            <text:p>0.34%</text:p>
          </table:table-cell>
          <table:table-cell table:style-name="ce5" office:value-type="percentage" office:value="0.00182220663458576" calcext:value-type="percentage">
            <text:p>0.18%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percentage" office:value="0.00285739488832858" calcext:value-type="percentage">
            <text:p>0.29%</text:p>
          </table:table-cell>
          <table:table-cell office:value-type="percentage" office:value="0.00386128449242074" calcext:value-type="percentage">
            <text:p>0.39%</text:p>
          </table:table-cell>
          <table:table-cell office:value-type="percentage" office:value="0.00246222425725677" calcext:value-type="percentage">
            <text:p>0.25%</text:p>
          </table:table-cell>
          <table:table-cell office:value-type="percentage" office:value="0.00200471539919236" calcext:value-type="percentage">
            <text:p>0.20%</text:p>
          </table:table-cell>
          <table:table-cell office:value-type="percentage" office:value="0.00298147781429846" calcext:value-type="percentage">
            <text:p>0.30%</text:p>
          </table:table-cell>
          <table:table-cell office:value-type="percentage" office:value="0.00145683189673947" calcext:value-type="percentage">
            <text:p>0.15%</text:p>
          </table:table-cell>
        </table:table-row>
        <table:table-row table:style-name="ro1">
          <table:table-cell table:style-name="ce2" office:value-type="float" office:value="2039" calcext:value-type="float">
            <text:p>2039</text:p>
          </table:table-cell>
          <table:table-cell table:style-name="ce5" office:value-type="percentage" office:value="0.00236107895917098" calcext:value-type="percentage">
            <text:p>0.24%</text:p>
          </table:table-cell>
          <table:table-cell table:style-name="ce5" office:value-type="percentage" office:value="0.00296993783879535" calcext:value-type="percentage">
            <text:p>0.30%</text:p>
          </table:table-cell>
          <table:table-cell table:style-name="ce5" office:value-type="percentage" office:value="0.00192748476528471" calcext:value-type="percentage">
            <text:p>0.19%</text:p>
          </table:table-cell>
          <table:table-cell table:style-name="ce5" office:value-type="percentage" office:value="0.00164672269519765" calcext:value-type="percentage">
            <text:p>0.16%</text:p>
          </table:table-cell>
          <table:table-cell table:style-name="ce5" office:value-type="percentage" office:value="0.00229166343469404" calcext:value-type="percentage">
            <text:p>0.23%</text:p>
          </table:table-cell>
          <table:table-cell table:style-name="ce5" office:value-type="percentage" office:value="0.00112893645245504" calcext:value-type="percentage">
            <text:p>0.11%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percentage" office:value="0.00187948019915472" calcext:value-type="percentage">
            <text:p>0.19%</text:p>
          </table:table-cell>
          <table:table-cell office:value-type="percentage" office:value="0.00277730987086722" calcext:value-type="percentage">
            <text:p>0.28%</text:p>
          </table:table-cell>
          <table:table-cell office:value-type="percentage" office:value="0.00153399804896583" calcext:value-type="percentage">
            <text:p>0.15%</text:p>
          </table:table-cell>
          <table:table-cell office:value-type="percentage" office:value="0.00130591337324554" calcext:value-type="percentage">
            <text:p>0.13%</text:p>
          </table:table-cell>
          <table:table-cell office:value-type="percentage" office:value="0.00215356943608728" calcext:value-type="percentage">
            <text:p>0.22%</text:p>
          </table:table-cell>
          <table:table-cell office:value-type="percentage" office:value="0.000888777744925233" calcext:value-type="percentage">
            <text:p>0.09%</text:p>
          </table:table-cell>
        </table:table-row>
      </table:table>
      <table:table table:name="IFE_coverage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3" table:default-cell-style-name="ce7"/>
        <table:table-row table:style-name="ro1" table:number-rows-repeated="5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Central</text:p>
          </table:table-cell>
          <table:table-cell table:style-name="Default" office:value-type="string" calcext:value-type="string">
            <text:p>Low</text:p>
          </table:table-cell>
          <table:table-cell table:style-name="Default" office:value-type="string" calcext:value-type="string">
            <text:p>High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6-01" calcext:value-type="date">
            <text:p>6/2020</text:p>
          </table:table-cell>
          <table:table-cell office:value-type="percentage" office:value="0.361656626002208" calcext:value-type="percentage">
            <text:p>36.2%</text:p>
          </table:table-cell>
          <table:table-cell office:value-type="percentage" office:value="0.362162199834824" calcext:value-type="percentage">
            <text:p>36.2%</text:p>
          </table:table-cell>
          <table:table-cell office:value-type="percentage" office:value="0.361656626002208" calcext:value-type="percentage">
            <text:p>36.2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]+91" office:value-type="date" office:date-value="2020-08-31" calcext:value-type="date">
            <text:p>8/2020</text:p>
          </table:table-cell>
          <table:table-cell office:value-type="percentage" office:value="0.351472665243552" calcext:value-type="percentage">
            <text:p>35.1%</text:p>
          </table:table-cell>
          <table:table-cell office:value-type="percentage" office:value="0.351436730131205" calcext:value-type="percentage">
            <text:p>35.1%</text:p>
          </table:table-cell>
          <table:table-cell office:value-type="percentage" office:value="0.351472665243552" calcext:value-type="percentage">
            <text:p>35.1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8]+91" office:value-type="date" office:date-value="2020-11-30" calcext:value-type="date">
            <text:p>11/2020</text:p>
          </table:table-cell>
          <table:table-cell office:value-type="percentage" office:value="0.344130001445934" calcext:value-type="percentage">
            <text:p>34.4%</text:p>
          </table:table-cell>
          <table:table-cell office:value-type="percentage" office:value="0.345133288073566" calcext:value-type="percentage">
            <text:p>34.5%</text:p>
          </table:table-cell>
          <table:table-cell office:value-type="percentage" office:value="0.344286249681767" calcext:value-type="percentage">
            <text:p>34.4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9]+80" office:value-type="date" office:date-value="2021-02-18" calcext:value-type="date">
            <text:p>2/2021</text:p>
          </table:table-cell>
          <table:table-cell office:value-type="percentage" office:value="0.333879068662831" calcext:value-type="percentage">
            <text:p>33.4%</text:p>
          </table:table-cell>
          <table:table-cell office:value-type="percentage" office:value="0.33548331064339" calcext:value-type="percentage">
            <text:p>33.5%</text:p>
          </table:table-cell>
          <table:table-cell office:value-type="percentage" office:value="0.336470321930656" calcext:value-type="percentage">
            <text:p>33.6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10]+91" office:value-type="date" office:date-value="2021-05-20" calcext:value-type="date">
            <text:p>5/2021</text:p>
          </table:table-cell>
          <table:table-cell office:value-type="percentage" office:value="0.329684878212077" calcext:value-type="percentage">
            <text:p>33.0%</text:p>
          </table:table-cell>
          <table:table-cell office:value-type="percentage" office:value="0.33016318672287" calcext:value-type="percentage">
            <text:p>33.0%</text:p>
          </table:table-cell>
          <table:table-cell office:value-type="percentage" office:value="0.330428826032204" calcext:value-type="percentage">
            <text:p>33.0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11]+91" office:value-type="date" office:date-value="2021-08-19" calcext:value-type="date">
            <text:p>8/2021</text:p>
          </table:table-cell>
          <table:table-cell office:value-type="percentage" office:value="0.335405659827734" calcext:value-type="percentage">
            <text:p>33.5%</text:p>
          </table:table-cell>
          <table:table-cell office:value-type="percentage" office:value="0.336391722221455" calcext:value-type="percentage">
            <text:p>33.6%</text:p>
          </table:table-cell>
          <table:table-cell office:value-type="percentage" office:value="0.335913134101473" calcext:value-type="percentage">
            <text:p>33.6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12]+91" office:value-type="date" office:date-value="2021-11-18" calcext:value-type="date">
            <text:p>11/2021</text:p>
          </table:table-cell>
          <table:table-cell office:value-type="percentage" office:value="0.342584445464945" calcext:value-type="percentage">
            <text:p>34.3%</text:p>
          </table:table-cell>
          <table:table-cell office:value-type="percentage" office:value="0.343373202926593" calcext:value-type="percentage">
            <text:p>34.3%</text:p>
          </table:table-cell>
          <table:table-cell office:value-type="percentage" office:value="0.342425394411709" calcext:value-type="percentage">
            <text:p>34.2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13]+91" office:value-type="date" office:date-value="2022-02-17" calcext:value-type="date">
            <text:p>2/2022</text:p>
          </table:table-cell>
          <table:table-cell office:value-type="percentage" office:value="0.332352976183391" calcext:value-type="percentage">
            <text:p>33.2%</text:p>
          </table:table-cell>
          <table:table-cell office:value-type="percentage" office:value="0.334192209719067" calcext:value-type="percentage">
            <text:p>33.4%</text:p>
          </table:table-cell>
          <table:table-cell office:value-type="percentage" office:value="0.33195808310299" calcext:value-type="percentage">
            <text:p>33.2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14]+91" office:value-type="date" office:date-value="2022-05-19" calcext:value-type="date">
            <text:p>5/2022</text:p>
          </table:table-cell>
          <table:table-cell office:value-type="percentage" office:value="0.336507384068887" calcext:value-type="percentage">
            <text:p>33.7%</text:p>
          </table:table-cell>
          <table:table-cell office:value-type="percentage" office:value="0.342128025591588" calcext:value-type="percentage">
            <text:p>34.2%</text:p>
          </table:table-cell>
          <table:table-cell office:value-type="percentage" office:value="0.335117662354022" calcext:value-type="percentage">
            <text:p>33.5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15]+91" office:value-type="date" office:date-value="2022-08-18" calcext:value-type="date">
            <text:p>8/2022</text:p>
          </table:table-cell>
          <table:table-cell office:value-type="percentage" office:value="0.328765289821484" calcext:value-type="percentage">
            <text:p>32.9%</text:p>
          </table:table-cell>
          <table:table-cell office:value-type="percentage" office:value="0.334001790510295" calcext:value-type="percentage">
            <text:p>33.4%</text:p>
          </table:table-cell>
          <table:table-cell office:value-type="percentage" office:value="0.332029770627851" calcext:value-type="percentage">
            <text:p>33.2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16]+91" office:value-type="date" office:date-value="2022-11-17" calcext:value-type="date">
            <text:p>11/2022</text:p>
          </table:table-cell>
          <table:table-cell office:value-type="percentage" office:value="0.339421602607341" calcext:value-type="percentage">
            <text:p>33.9%</text:p>
          </table:table-cell>
          <table:table-cell office:value-type="percentage" office:value="0.342578204956312" calcext:value-type="percentage">
            <text:p>34.3%</text:p>
          </table:table-cell>
          <table:table-cell office:value-type="percentage" office:value="0.333788913945359" calcext:value-type="percentage">
            <text:p>33.4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17]+91" office:value-type="date" office:date-value="2023-02-16" calcext:value-type="date">
            <text:p>2/2023</text:p>
          </table:table-cell>
          <table:table-cell office:value-type="percentage" office:value="0.339885267137679" calcext:value-type="percentage">
            <text:p>34.0%</text:p>
          </table:table-cell>
          <table:table-cell office:value-type="percentage" office:value="0.343012574797327" calcext:value-type="percentage">
            <text:p>34.3%</text:p>
          </table:table-cell>
          <table:table-cell office:value-type="percentage" office:value="0.333335886571541" calcext:value-type="percentage">
            <text:p>33.3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18]+91" office:value-type="date" office:date-value="2023-05-18" calcext:value-type="date">
            <text:p>5/2023</text:p>
          </table:table-cell>
          <table:table-cell office:value-type="percentage" office:value="0.341334684147073" calcext:value-type="percentage">
            <text:p>34.1%</text:p>
          </table:table-cell>
          <table:table-cell office:value-type="percentage" office:value="0.344389173250955" calcext:value-type="percentage">
            <text:p>34.4%</text:p>
          </table:table-cell>
          <table:table-cell office:value-type="percentage" office:value="0.343507164119521" calcext:value-type="percentage">
            <text:p>34.4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19]+91" office:value-type="date" office:date-value="2023-08-17" calcext:value-type="date">
            <text:p>8/2023</text:p>
          </table:table-cell>
          <table:table-cell office:value-type="percentage" office:value="0.339371154709699" calcext:value-type="percentage">
            <text:p>33.9%</text:p>
          </table:table-cell>
          <table:table-cell office:value-type="percentage" office:value="0.347573742363374" calcext:value-type="percentage">
            <text:p>34.8%</text:p>
          </table:table-cell>
          <table:table-cell office:value-type="percentage" office:value="0.337227310904046" calcext:value-type="percentage">
            <text:p>33.7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20]+91" office:value-type="date" office:date-value="2023-11-16" calcext:value-type="date">
            <text:p>11/2023</text:p>
          </table:table-cell>
          <table:table-cell office:value-type="percentage" office:value="0.337371536614608" calcext:value-type="percentage">
            <text:p>33.7%</text:p>
          </table:table-cell>
          <table:table-cell office:value-type="percentage" office:value="0.359904510708409" calcext:value-type="percentage">
            <text:p>36.0%</text:p>
          </table:table-cell>
          <table:table-cell office:value-type="percentage" office:value="0.342735463426946" calcext:value-type="percentage">
            <text:p>34.3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21]+91" office:value-type="date" office:date-value="2024-02-15" calcext:value-type="date">
            <text:p>2/2024</text:p>
          </table:table-cell>
          <table:table-cell office:value-type="percentage" office:value="0.325680069574295" calcext:value-type="percentage">
            <text:p>32.6%</text:p>
          </table:table-cell>
          <table:table-cell office:value-type="percentage" office:value="0.352377799957746" calcext:value-type="percentage">
            <text:p>35.2%</text:p>
          </table:table-cell>
          <table:table-cell office:value-type="percentage" office:value="0.348820187179571" calcext:value-type="percentage">
            <text:p>34.9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22]+91" office:value-type="date" office:date-value="2024-05-16" calcext:value-type="date">
            <text:p>5/2024</text:p>
          </table:table-cell>
          <table:table-cell office:value-type="percentage" office:value="0.332946384882447" calcext:value-type="percentage">
            <text:p>33.3%</text:p>
          </table:table-cell>
          <table:table-cell office:value-type="percentage" office:value="0.348051374296898" calcext:value-type="percentage">
            <text:p>34.8%</text:p>
          </table:table-cell>
          <table:table-cell office:value-type="percentage" office:value="0.349460587513763" calcext:value-type="percentage">
            <text:p>34.9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23]+91" office:value-type="date" office:date-value="2024-08-15" calcext:value-type="date">
            <text:p>8/2024</text:p>
          </table:table-cell>
          <table:table-cell office:value-type="percentage" office:value="0.341330281099373" calcext:value-type="percentage">
            <text:p>34.1%</text:p>
          </table:table-cell>
          <table:table-cell office:value-type="percentage" office:value="0.348188757217753" calcext:value-type="percentage">
            <text:p>34.8%</text:p>
          </table:table-cell>
          <table:table-cell office:value-type="percentage" office:value="0.337838112858027" calcext:value-type="percentage">
            <text:p>33.8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24]+91" office:value-type="date" office:date-value="2024-11-14" calcext:value-type="date">
            <text:p>11/2024</text:p>
          </table:table-cell>
          <table:table-cell office:value-type="percentage" office:value="0.345998175669363" calcext:value-type="percentage">
            <text:p>34.6%</text:p>
          </table:table-cell>
          <table:table-cell office:value-type="percentage" office:value="0.354152505527419" calcext:value-type="percentage">
            <text:p>35.4%</text:p>
          </table:table-cell>
          <table:table-cell office:value-type="percentage" office:value="0.345154400835079" calcext:value-type="percentage">
            <text:p>34.5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25]+91" office:value-type="date" office:date-value="2025-02-13" calcext:value-type="date">
            <text:p>2/2025</text:p>
          </table:table-cell>
          <table:table-cell office:value-type="percentage" office:value="0.350141737946117" calcext:value-type="percentage">
            <text:p>35.0%</text:p>
          </table:table-cell>
          <table:table-cell office:value-type="percentage" office:value="0.353236420234695" calcext:value-type="percentage">
            <text:p>35.3%</text:p>
          </table:table-cell>
          <table:table-cell office:value-type="percentage" office:value="0.34326561622241" calcext:value-type="percentage">
            <text:p>34.3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26]+91" office:value-type="date" office:date-value="2025-05-15" calcext:value-type="date">
            <text:p>5/2025</text:p>
          </table:table-cell>
          <table:table-cell office:value-type="percentage" office:value="0.3617110243256" calcext:value-type="percentage">
            <text:p>36.2%</text:p>
          </table:table-cell>
          <table:table-cell office:value-type="percentage" office:value="0.358113197837133" calcext:value-type="percentage">
            <text:p>35.8%</text:p>
          </table:table-cell>
          <table:table-cell office:value-type="percentage" office:value="0.355025244417027" calcext:value-type="percentage">
            <text:p>35.5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27]+91" office:value-type="date" office:date-value="2025-08-14" calcext:value-type="date">
            <text:p>8/2025</text:p>
          </table:table-cell>
          <table:table-cell office:value-type="percentage" office:value="0.346333252346021" calcext:value-type="percentage">
            <text:p>34.6%</text:p>
          </table:table-cell>
          <table:table-cell office:value-type="percentage" office:value="0.354441993580114" calcext:value-type="percentage">
            <text:p>35.4%</text:p>
          </table:table-cell>
          <table:table-cell office:value-type="percentage" office:value="0.347515291168422" calcext:value-type="percentage">
            <text:p>34.8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28]+91" office:value-type="date" office:date-value="2025-11-13" calcext:value-type="date">
            <text:p>11/2025</text:p>
          </table:table-cell>
          <table:table-cell office:value-type="percentage" office:value="0.357844835028139" calcext:value-type="percentage">
            <text:p>35.8%</text:p>
          </table:table-cell>
          <table:table-cell office:value-type="percentage" office:value="0.356762458996515" calcext:value-type="percentage">
            <text:p>35.7%</text:p>
          </table:table-cell>
          <table:table-cell office:value-type="percentage" office:value="0.350000628638244" calcext:value-type="percentage">
            <text:p>35.0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29]+91" office:value-type="date" office:date-value="2026-02-12" calcext:value-type="date">
            <text:p>2/2026</text:p>
          </table:table-cell>
          <table:table-cell office:value-type="percentage" office:value="0.35071516142215" calcext:value-type="percentage">
            <text:p>35.1%</text:p>
          </table:table-cell>
          <table:table-cell office:value-type="percentage" office:value="0.365087229298923" calcext:value-type="percentage">
            <text:p>36.5%</text:p>
          </table:table-cell>
          <table:table-cell office:value-type="percentage" office:value="0.353265281272831" calcext:value-type="percentage">
            <text:p>35.3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30]+91" office:value-type="date" office:date-value="2026-05-14" calcext:value-type="date">
            <text:p>5/2026</text:p>
          </table:table-cell>
          <table:table-cell office:value-type="percentage" office:value="0.346091015546656" calcext:value-type="percentage">
            <text:p>34.6%</text:p>
          </table:table-cell>
          <table:table-cell office:value-type="percentage" office:value="0.36113205628476" calcext:value-type="percentage">
            <text:p>36.1%</text:p>
          </table:table-cell>
          <table:table-cell office:value-type="percentage" office:value="0.358531184080982" calcext:value-type="percentage">
            <text:p>35.9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31]+91" office:value-type="date" office:date-value="2026-08-13" calcext:value-type="date">
            <text:p>8/2026</text:p>
          </table:table-cell>
          <table:table-cell office:value-type="percentage" office:value="0.350150353770329" calcext:value-type="percentage">
            <text:p>35.0%</text:p>
          </table:table-cell>
          <table:table-cell office:value-type="percentage" office:value="0.362154075963282" calcext:value-type="percentage">
            <text:p>36.2%</text:p>
          </table:table-cell>
          <table:table-cell office:value-type="percentage" office:value="0.346110081010088" calcext:value-type="percentage">
            <text:p>34.6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32]+91" office:value-type="date" office:date-value="2026-11-12" calcext:value-type="date">
            <text:p>11/2026</text:p>
          </table:table-cell>
          <table:table-cell office:value-type="percentage" office:value="0.354884818705676" calcext:value-type="percentage">
            <text:p>35.5%</text:p>
          </table:table-cell>
          <table:table-cell office:value-type="percentage" office:value="0.368635838434496" calcext:value-type="percentage">
            <text:p>36.9%</text:p>
          </table:table-cell>
          <table:table-cell office:value-type="percentage" office:value="0.336810908198078" calcext:value-type="percentage">
            <text:p>33.7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33]+91" office:value-type="date" office:date-value="2027-02-11" calcext:value-type="date">
            <text:p>2/2027</text:p>
          </table:table-cell>
          <table:table-cell office:value-type="percentage" office:value="0.360087989330608" calcext:value-type="percentage">
            <text:p>36.0%</text:p>
          </table:table-cell>
          <table:table-cell office:value-type="percentage" office:value="0.368325178430043" calcext:value-type="percentage">
            <text:p>36.8%</text:p>
          </table:table-cell>
          <table:table-cell office:value-type="percentage" office:value="0.34779611034125" calcext:value-type="percentage">
            <text:p>34.8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34]+91" office:value-type="date" office:date-value="2027-05-13" calcext:value-type="date">
            <text:p>5/2027</text:p>
          </table:table-cell>
          <table:table-cell office:value-type="percentage" office:value="0.35985354464043" calcext:value-type="percentage">
            <text:p>36.0%</text:p>
          </table:table-cell>
          <table:table-cell office:value-type="percentage" office:value="0.361515890452664" calcext:value-type="percentage">
            <text:p>36.2%</text:p>
          </table:table-cell>
          <table:table-cell office:value-type="percentage" office:value="0.346732270398961" calcext:value-type="percentage">
            <text:p>34.7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35]+91" office:value-type="date" office:date-value="2027-08-12" calcext:value-type="date">
            <text:p>8/2027</text:p>
          </table:table-cell>
          <table:table-cell office:value-type="percentage" office:value="0.363807488118096" calcext:value-type="percentage">
            <text:p>36.4%</text:p>
          </table:table-cell>
          <table:table-cell office:value-type="percentage" office:value="0.367747959791666" calcext:value-type="percentage">
            <text:p>36.8%</text:p>
          </table:table-cell>
          <table:table-cell office:value-type="percentage" office:value="0.337626637765475" calcext:value-type="percentage">
            <text:p>33.8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36]+91" office:value-type="date" office:date-value="2027-11-11" calcext:value-type="date">
            <text:p>11/2027</text:p>
          </table:table-cell>
          <table:table-cell office:value-type="percentage" office:value="0.362218895951382" calcext:value-type="percentage">
            <text:p>36.2%</text:p>
          </table:table-cell>
          <table:table-cell office:value-type="percentage" office:value="0.371514112095728" calcext:value-type="percentage">
            <text:p>37.2%</text:p>
          </table:table-cell>
          <table:table-cell office:value-type="percentage" office:value="0.335779573213914" calcext:value-type="percentage">
            <text:p>33.6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37]+91" office:value-type="date" office:date-value="2028-02-10" calcext:value-type="date">
            <text:p>2/2028</text:p>
          </table:table-cell>
          <table:table-cell office:value-type="percentage" office:value="0.364606371055764" calcext:value-type="percentage">
            <text:p>36.5%</text:p>
          </table:table-cell>
          <table:table-cell office:value-type="percentage" office:value="0.377435772729171" calcext:value-type="percentage">
            <text:p>37.7%</text:p>
          </table:table-cell>
          <table:table-cell office:value-type="percentage" office:value="0.340493080776764" calcext:value-type="percentage">
            <text:p>34.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38]+91" office:value-type="date" office:date-value="2028-05-11" calcext:value-type="date">
            <text:p>5/2028</text:p>
          </table:table-cell>
          <table:table-cell office:value-type="percentage" office:value="0.37144790131235" calcext:value-type="percentage">
            <text:p>37.1%</text:p>
          </table:table-cell>
          <table:table-cell office:value-type="percentage" office:value="0.383107197513361" calcext:value-type="percentage">
            <text:p>38.3%</text:p>
          </table:table-cell>
          <table:table-cell office:value-type="percentage" office:value="0.345658602741274" calcext:value-type="percentage">
            <text:p>34.6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39]+91" office:value-type="date" office:date-value="2028-08-10" calcext:value-type="date">
            <text:p>8/2028</text:p>
          </table:table-cell>
          <table:table-cell office:value-type="percentage" office:value="0.355552470937111" calcext:value-type="percentage">
            <text:p>35.6%</text:p>
          </table:table-cell>
          <table:table-cell office:value-type="percentage" office:value="0.368160588395227" calcext:value-type="percentage">
            <text:p>36.8%</text:p>
          </table:table-cell>
          <table:table-cell office:value-type="percentage" office:value="0.346766673139026" calcext:value-type="percentage">
            <text:p>34.7%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40]+91" office:value-type="date" office:date-value="2028-11-09" calcext:value-type="date">
            <text:p>11/2028</text:p>
          </table:table-cell>
          <table:table-cell office:value-type="percentage" office:value="0.361500598437296" calcext:value-type="percentage">
            <text:p>36.2%</text:p>
          </table:table-cell>
          <table:table-cell office:value-type="percentage" office:value="0.361258370761005" calcext:value-type="percentage">
            <text:p>36.1%</text:p>
          </table:table-cell>
          <table:table-cell office:value-type="percentage" office:value="0.350654441595832" calcext:value-type="percentage">
            <text:p>35.1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41]+91" office:value-type="date" office:date-value="2029-02-08" calcext:value-type="date">
            <text:p>2/2029</text:p>
          </table:table-cell>
          <table:table-cell office:value-type="percentage" office:value="0.350494018055063" calcext:value-type="percentage">
            <text:p>35.0%</text:p>
          </table:table-cell>
          <table:table-cell office:value-type="percentage" office:value="0.361401806699261" calcext:value-type="percentage">
            <text:p>36.1%</text:p>
          </table:table-cell>
          <table:table-cell office:value-type="percentage" office:value="0.341434342935773" calcext:value-type="percentage">
            <text:p>34.1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42]+91" office:value-type="date" office:date-value="2029-05-10" calcext:value-type="date">
            <text:p>5/2029</text:p>
          </table:table-cell>
          <table:table-cell office:value-type="percentage" office:value="0.353379550667038" calcext:value-type="percentage">
            <text:p>35.3%</text:p>
          </table:table-cell>
          <table:table-cell office:value-type="percentage" office:value="0.373386043424264" calcext:value-type="percentage">
            <text:p>37.3%</text:p>
          </table:table-cell>
          <table:table-cell office:value-type="percentage" office:value="0.350536732480696" calcext:value-type="percentage">
            <text:p>35.1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43]+91" office:value-type="date" office:date-value="2029-08-09" calcext:value-type="date">
            <text:p>8/2029</text:p>
          </table:table-cell>
          <table:table-cell office:value-type="percentage" office:value="0.3573981191436" calcext:value-type="percentage">
            <text:p>35.7%</text:p>
          </table:table-cell>
          <table:table-cell office:value-type="percentage" office:value="0.37415744713287" calcext:value-type="percentage">
            <text:p>37.4%</text:p>
          </table:table-cell>
          <table:table-cell office:value-type="percentage" office:value="0.346032577594334" calcext:value-type="percentage">
            <text:p>34.6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44]+91" office:value-type="date" office:date-value="2029-11-08" calcext:value-type="date">
            <text:p>11/2029</text:p>
          </table:table-cell>
          <table:table-cell office:value-type="percentage" office:value="0.358324103399349" calcext:value-type="percentage">
            <text:p>35.8%</text:p>
          </table:table-cell>
          <table:table-cell office:value-type="percentage" office:value="0.372949716177109" calcext:value-type="percentage">
            <text:p>37.3%</text:p>
          </table:table-cell>
          <table:table-cell office:value-type="percentage" office:value="0.343145247466877" calcext:value-type="percentage">
            <text:p>34.3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45]+91" office:value-type="date" office:date-value="2030-02-07" calcext:value-type="date">
            <text:p>2/2030</text:p>
          </table:table-cell>
          <table:table-cell office:value-type="percentage" office:value="0.367425166295158" calcext:value-type="percentage">
            <text:p>36.7%</text:p>
          </table:table-cell>
          <table:table-cell office:value-type="percentage" office:value="0.370747390232203" calcext:value-type="percentage">
            <text:p>37.1%</text:p>
          </table:table-cell>
          <table:table-cell office:value-type="percentage" office:value="0.348112123610456" calcext:value-type="percentage">
            <text:p>34.8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46]+91" office:value-type="date" office:date-value="2030-05-09" calcext:value-type="date">
            <text:p>5/2030</text:p>
          </table:table-cell>
          <table:table-cell office:value-type="percentage" office:value="0.369510224260104" calcext:value-type="percentage">
            <text:p>37.0%</text:p>
          </table:table-cell>
          <table:table-cell office:value-type="percentage" office:value="0.369283423439278" calcext:value-type="percentage">
            <text:p>36.9%</text:p>
          </table:table-cell>
          <table:table-cell office:value-type="percentage" office:value="0.348902751573823" calcext:value-type="percentage">
            <text:p>34.9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47]+91" office:value-type="date" office:date-value="2030-08-08" calcext:value-type="date">
            <text:p>8/2030</text:p>
          </table:table-cell>
          <table:table-cell office:value-type="percentage" office:value="0.368090377520494" calcext:value-type="percentage">
            <text:p>36.8%</text:p>
          </table:table-cell>
          <table:table-cell office:value-type="percentage" office:value="0.380314237278504" calcext:value-type="percentage">
            <text:p>38.0%</text:p>
          </table:table-cell>
          <table:table-cell office:value-type="percentage" office:value="0.344501287574198" calcext:value-type="percentage">
            <text:p>34.5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48]+91" office:value-type="date" office:date-value="2030-11-07" calcext:value-type="date">
            <text:p>11/2030</text:p>
          </table:table-cell>
          <table:table-cell office:value-type="percentage" office:value="0.359787303450442" calcext:value-type="percentage">
            <text:p>36.0%</text:p>
          </table:table-cell>
          <table:table-cell office:value-type="percentage" office:value="0.36379049776276" calcext:value-type="percentage">
            <text:p>36.4%</text:p>
          </table:table-cell>
          <table:table-cell office:value-type="percentage" office:value="0.340476030125196" calcext:value-type="percentage">
            <text:p>34.0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49]+91" office:value-type="date" office:date-value="2031-02-06" calcext:value-type="date">
            <text:p>2/2031</text:p>
          </table:table-cell>
          <table:table-cell office:value-type="percentage" office:value="0.360535445168237" calcext:value-type="percentage">
            <text:p>36.1%</text:p>
          </table:table-cell>
          <table:table-cell office:value-type="percentage" office:value="0.367502571345874" calcext:value-type="percentage">
            <text:p>36.8%</text:p>
          </table:table-cell>
          <table:table-cell office:value-type="percentage" office:value="0.342494974674251" calcext:value-type="percentage">
            <text:p>34.2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50]+91" office:value-type="date" office:date-value="2031-05-08" calcext:value-type="date">
            <text:p>5/2031</text:p>
          </table:table-cell>
          <table:table-cell office:value-type="percentage" office:value="0.34996022212595" calcext:value-type="percentage">
            <text:p>35.0%</text:p>
          </table:table-cell>
          <table:table-cell office:value-type="percentage" office:value="0.370847468611774" calcext:value-type="percentage">
            <text:p>37.1%</text:p>
          </table:table-cell>
          <table:table-cell office:value-type="percentage" office:value="0.331194784440548" calcext:value-type="percentage">
            <text:p>33.1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51]+91" office:value-type="date" office:date-value="2031-08-07" calcext:value-type="date">
            <text:p>8/2031</text:p>
          </table:table-cell>
          <table:table-cell office:value-type="percentage" office:value="0.349783922624332" calcext:value-type="percentage">
            <text:p>35.0%</text:p>
          </table:table-cell>
          <table:table-cell office:value-type="percentage" office:value="0.364880764121703" calcext:value-type="percentage">
            <text:p>36.5%</text:p>
          </table:table-cell>
          <table:table-cell office:value-type="percentage" office:value="0.333524860752168" calcext:value-type="percentage">
            <text:p>33.4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52]+91" office:value-type="date" office:date-value="2031-11-06" calcext:value-type="date">
            <text:p>11/2031</text:p>
          </table:table-cell>
          <table:table-cell office:value-type="percentage" office:value="0.344324567006018" calcext:value-type="percentage">
            <text:p>34.4%</text:p>
          </table:table-cell>
          <table:table-cell office:value-type="percentage" office:value="0.370317151190826" calcext:value-type="percentage">
            <text:p>37.0%</text:p>
          </table:table-cell>
          <table:table-cell office:value-type="percentage" office:value="0.318745270365042" calcext:value-type="percentage">
            <text:p>31.9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53]+91" office:value-type="date" office:date-value="2032-02-05" calcext:value-type="date">
            <text:p>2/2032</text:p>
          </table:table-cell>
          <table:table-cell office:value-type="percentage" office:value="0.349150129187064" calcext:value-type="percentage">
            <text:p>34.9%</text:p>
          </table:table-cell>
          <table:table-cell office:value-type="percentage" office:value="0.36012629157132" calcext:value-type="percentage">
            <text:p>36.0%</text:p>
          </table:table-cell>
          <table:table-cell office:value-type="percentage" office:value="0.322525471764269" calcext:value-type="percentage">
            <text:p>32.3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54]+91" office:value-type="date" office:date-value="2032-05-06" calcext:value-type="date">
            <text:p>5/2032</text:p>
          </table:table-cell>
          <table:table-cell office:value-type="percentage" office:value="0.340114175236415" calcext:value-type="percentage">
            <text:p>34.0%</text:p>
          </table:table-cell>
          <table:table-cell office:value-type="percentage" office:value="0.362720849540868" calcext:value-type="percentage">
            <text:p>36.3%</text:p>
          </table:table-cell>
          <table:table-cell office:value-type="percentage" office:value="0.329146750293619" calcext:value-type="percentage">
            <text:p>32.9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55]+91" office:value-type="date" office:date-value="2032-08-05" calcext:value-type="date">
            <text:p>8/2032</text:p>
          </table:table-cell>
          <table:table-cell office:value-type="percentage" office:value="0.323068327213272" calcext:value-type="percentage">
            <text:p>32.3%</text:p>
          </table:table-cell>
          <table:table-cell office:value-type="percentage" office:value="0.35859526053208" calcext:value-type="percentage">
            <text:p>35.9%</text:p>
          </table:table-cell>
          <table:table-cell office:value-type="percentage" office:value="0.313657955451002" calcext:value-type="percentage">
            <text:p>31.4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56]+91" office:value-type="date" office:date-value="2032-11-04" calcext:value-type="date">
            <text:p>11/2032</text:p>
          </table:table-cell>
          <table:table-cell office:value-type="percentage" office:value="0.31519750151594" calcext:value-type="percentage">
            <text:p>31.5%</text:p>
          </table:table-cell>
          <table:table-cell office:value-type="percentage" office:value="0.356871541508911" calcext:value-type="percentage">
            <text:p>35.7%</text:p>
          </table:table-cell>
          <table:table-cell office:value-type="percentage" office:value="0.321228005174343" calcext:value-type="percentage">
            <text:p>32.1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57]+91" office:value-type="date" office:date-value="2033-02-03" calcext:value-type="date">
            <text:p>2/2033</text:p>
          </table:table-cell>
          <table:table-cell office:value-type="percentage" office:value="0.312783368451646" calcext:value-type="percentage">
            <text:p>31.3%</text:p>
          </table:table-cell>
          <table:table-cell office:value-type="percentage" office:value="0.36957622916769" calcext:value-type="percentage">
            <text:p>37.0%</text:p>
          </table:table-cell>
          <table:table-cell office:value-type="percentage" office:value="0.314477520324338" calcext:value-type="percentage">
            <text:p>31.4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58]+91" office:value-type="date" office:date-value="2033-05-05" calcext:value-type="date">
            <text:p>5/2033</text:p>
          </table:table-cell>
          <table:table-cell office:value-type="percentage" office:value="0.30428592400954" calcext:value-type="percentage">
            <text:p>30.4%</text:p>
          </table:table-cell>
          <table:table-cell office:value-type="percentage" office:value="0.360172150174254" calcext:value-type="percentage">
            <text:p>36.0%</text:p>
          </table:table-cell>
          <table:table-cell office:value-type="percentage" office:value="0.3037453947356" calcext:value-type="percentage">
            <text:p>30.4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59]+91" office:value-type="date" office:date-value="2033-08-04" calcext:value-type="date">
            <text:p>8/2033</text:p>
          </table:table-cell>
          <table:table-cell office:value-type="percentage" office:value="0.304398628974403" calcext:value-type="percentage">
            <text:p>30.4%</text:p>
          </table:table-cell>
          <table:table-cell office:value-type="percentage" office:value="0.350392738956299" calcext:value-type="percentage">
            <text:p>35.0%</text:p>
          </table:table-cell>
          <table:table-cell office:value-type="percentage" office:value="0.314293189404987" calcext:value-type="percentage">
            <text:p>31.4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60]+91" office:value-type="date" office:date-value="2033-11-03" calcext:value-type="date">
            <text:p>11/2033</text:p>
          </table:table-cell>
          <table:table-cell office:value-type="percentage" office:value="0.301174874648974" calcext:value-type="percentage">
            <text:p>30.1%</text:p>
          </table:table-cell>
          <table:table-cell office:value-type="percentage" office:value="0.349474590918965" calcext:value-type="percentage">
            <text:p>34.9%</text:p>
          </table:table-cell>
          <table:table-cell office:value-type="percentage" office:value="0.315549667830532" calcext:value-type="percentage">
            <text:p>31.6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61]+91" office:value-type="date" office:date-value="2034-02-02" calcext:value-type="date">
            <text:p>2/2034</text:p>
          </table:table-cell>
          <table:table-cell office:value-type="percentage" office:value="0.288803268408103" calcext:value-type="percentage">
            <text:p>28.9%</text:p>
          </table:table-cell>
          <table:table-cell office:value-type="percentage" office:value="0.332199633772812" calcext:value-type="percentage">
            <text:p>33.2%</text:p>
          </table:table-cell>
          <table:table-cell office:value-type="percentage" office:value="0.316097674583445" calcext:value-type="percentage">
            <text:p>31.6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62]+91" office:value-type="date" office:date-value="2034-05-04" calcext:value-type="date">
            <text:p>5/2034</text:p>
          </table:table-cell>
          <table:table-cell office:value-type="percentage" office:value="0.276630894295943" calcext:value-type="percentage">
            <text:p>27.7%</text:p>
          </table:table-cell>
          <table:table-cell office:value-type="percentage" office:value="0.335986109818013" calcext:value-type="percentage">
            <text:p>33.6%</text:p>
          </table:table-cell>
          <table:table-cell office:value-type="percentage" office:value="0.310772814327864" calcext:value-type="percentage">
            <text:p>31.1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63]+91" office:value-type="date" office:date-value="2034-08-03" calcext:value-type="date">
            <text:p>8/2034</text:p>
          </table:table-cell>
          <table:table-cell office:value-type="percentage" office:value="0.289915786381385" calcext:value-type="percentage">
            <text:p>29.0%</text:p>
          </table:table-cell>
          <table:table-cell office:value-type="percentage" office:value="0.339265090222083" calcext:value-type="percentage">
            <text:p>33.9%</text:p>
          </table:table-cell>
          <table:table-cell office:value-type="percentage" office:value="0.27167774528051" calcext:value-type="percentage">
            <text:p>27.2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64]+91" office:value-type="date" office:date-value="2034-11-02" calcext:value-type="date">
            <text:p>11/2034</text:p>
          </table:table-cell>
          <table:table-cell office:value-type="percentage" office:value="0.302861008801326" calcext:value-type="percentage">
            <text:p>30.3%</text:p>
          </table:table-cell>
          <table:table-cell office:value-type="percentage" office:value="0.33282743131627" calcext:value-type="percentage">
            <text:p>33.3%</text:p>
          </table:table-cell>
          <table:table-cell office:value-type="percentage" office:value="0.287145443308188" calcext:value-type="percentage">
            <text:p>28.7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65]+91" office:value-type="date" office:date-value="2035-02-01" calcext:value-type="date">
            <text:p>2/2035</text:p>
          </table:table-cell>
          <table:table-cell office:value-type="percentage" office:value="0.297055925906637" calcext:value-type="percentage">
            <text:p>29.7%</text:p>
          </table:table-cell>
          <table:table-cell office:value-type="percentage" office:value="0.314915288965967" calcext:value-type="percentage">
            <text:p>31.5%</text:p>
          </table:table-cell>
          <table:table-cell office:value-type="percentage" office:value="0.282867154319683" calcext:value-type="percentage">
            <text:p>28.3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66]+91" office:value-type="date" office:date-value="2035-05-03" calcext:value-type="date">
            <text:p>5/2035</text:p>
          </table:table-cell>
          <table:table-cell office:value-type="percentage" office:value="0.294597710256751" calcext:value-type="percentage">
            <text:p>29.5%</text:p>
          </table:table-cell>
          <table:table-cell office:value-type="percentage" office:value="0.306682266305754" calcext:value-type="percentage">
            <text:p>30.7%</text:p>
          </table:table-cell>
          <table:table-cell office:value-type="percentage" office:value="0.275714678857536" calcext:value-type="percentage">
            <text:p>27.6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67]+91" office:value-type="date" office:date-value="2035-08-02" calcext:value-type="date">
            <text:p>8/2035</text:p>
          </table:table-cell>
          <table:table-cell office:value-type="percentage" office:value="0.308396655877313" calcext:value-type="percentage">
            <text:p>30.8%</text:p>
          </table:table-cell>
          <table:table-cell office:value-type="percentage" office:value="0.314471632977966" calcext:value-type="percentage">
            <text:p>31.4%</text:p>
          </table:table-cell>
          <table:table-cell office:value-type="percentage" office:value="0.271793811920517" calcext:value-type="percentage">
            <text:p>27.2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68]+91" office:value-type="date" office:date-value="2035-11-01" calcext:value-type="date">
            <text:p>11/2035</text:p>
          </table:table-cell>
          <table:table-cell office:value-type="percentage" office:value="0.280669375729336" calcext:value-type="percentage">
            <text:p>28.1%</text:p>
          </table:table-cell>
          <table:table-cell office:value-type="percentage" office:value="0.301549563313103" calcext:value-type="percentage">
            <text:p>30.2%</text:p>
          </table:table-cell>
          <table:table-cell office:value-type="percentage" office:value="0.256955308790548" calcext:value-type="percentage">
            <text:p>25.7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69]+95" office:value-type="date" office:date-value="2036-02-04" calcext:value-type="date">
            <text:p>2/2036</text:p>
          </table:table-cell>
          <table:table-cell office:value-type="percentage" office:value="0.275324495777886" calcext:value-type="percentage">
            <text:p>27.5%</text:p>
          </table:table-cell>
          <table:table-cell office:value-type="percentage" office:value="0.302106231551404" calcext:value-type="percentage">
            <text:p>30.2%</text:p>
          </table:table-cell>
          <table:table-cell office:value-type="percentage" office:value="0.246546118575456" calcext:value-type="percentage">
            <text:p>24.7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70]+91" office:value-type="date" office:date-value="2036-05-05" calcext:value-type="date">
            <text:p>5/2036</text:p>
          </table:table-cell>
          <table:table-cell office:value-type="percentage" office:value="0.275748442736583" calcext:value-type="percentage">
            <text:p>27.6%</text:p>
          </table:table-cell>
          <table:table-cell office:value-type="percentage" office:value="0.305070048665389" calcext:value-type="percentage">
            <text:p>30.5%</text:p>
          </table:table-cell>
          <table:table-cell office:value-type="percentage" office:value="0.246595547891318" calcext:value-type="percentage">
            <text:p>24.7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71]+91" office:value-type="date" office:date-value="2036-08-04" calcext:value-type="date">
            <text:p>8/2036</text:p>
          </table:table-cell>
          <table:table-cell office:value-type="percentage" office:value="0.285821949111222" calcext:value-type="percentage">
            <text:p>28.6%</text:p>
          </table:table-cell>
          <table:table-cell office:value-type="percentage" office:value="0.321050386977024" calcext:value-type="percentage">
            <text:p>32.1%</text:p>
          </table:table-cell>
          <table:table-cell office:value-type="percentage" office:value="0.257998408407816" calcext:value-type="percentage">
            <text:p>25.8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72]+91" office:value-type="date" office:date-value="2036-11-03" calcext:value-type="date">
            <text:p>11/2036</text:p>
          </table:table-cell>
          <table:table-cell office:value-type="percentage" office:value="0.273729362338373" calcext:value-type="percentage">
            <text:p>27.4%</text:p>
          </table:table-cell>
          <table:table-cell office:value-type="percentage" office:value="0.318778285631461" calcext:value-type="percentage">
            <text:p>31.9%</text:p>
          </table:table-cell>
          <table:table-cell office:value-type="percentage" office:value="0.254664882552516" calcext:value-type="percentage">
            <text:p>25.5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73]+91" office:value-type="date" office:date-value="2037-02-02" calcext:value-type="date">
            <text:p>2/2037</text:p>
          </table:table-cell>
          <table:table-cell office:value-type="percentage" office:value="0.267972727358594" calcext:value-type="percentage">
            <text:p>26.8%</text:p>
          </table:table-cell>
          <table:table-cell office:value-type="percentage" office:value="0.30908529420433" calcext:value-type="percentage">
            <text:p>30.9%</text:p>
          </table:table-cell>
          <table:table-cell office:value-type="percentage" office:value="0.245145013364368" calcext:value-type="percentage">
            <text:p>24.5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74]+91" office:value-type="date" office:date-value="2037-05-04" calcext:value-type="date">
            <text:p>5/2037</text:p>
          </table:table-cell>
          <table:table-cell office:value-type="percentage" office:value="0.265751055538641" calcext:value-type="percentage">
            <text:p>26.6%</text:p>
          </table:table-cell>
          <table:table-cell office:value-type="percentage" office:value="0.316536547943475" calcext:value-type="percentage">
            <text:p>31.7%</text:p>
          </table:table-cell>
          <table:table-cell office:value-type="percentage" office:value="0.225316778637639" calcext:value-type="percentage">
            <text:p>22.5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75]+91" office:value-type="date" office:date-value="2037-08-03" calcext:value-type="date">
            <text:p>8/2037</text:p>
          </table:table-cell>
          <table:table-cell office:value-type="percentage" office:value="0.259295750881598" calcext:value-type="percentage">
            <text:p>25.9%</text:p>
          </table:table-cell>
          <table:table-cell office:value-type="percentage" office:value="0.316666331934151" calcext:value-type="percentage">
            <text:p>31.7%</text:p>
          </table:table-cell>
          <table:table-cell office:value-type="percentage" office:value="0.230674760001824" calcext:value-type="percentage">
            <text:p>23.1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76]+91" office:value-type="date" office:date-value="2037-11-02" calcext:value-type="date">
            <text:p>11/2037</text:p>
          </table:table-cell>
          <table:table-cell office:value-type="percentage" office:value="0.267860127556631" calcext:value-type="percentage">
            <text:p>26.8%</text:p>
          </table:table-cell>
          <table:table-cell office:value-type="percentage" office:value="0.305570784996001" calcext:value-type="percentage">
            <text:p>30.6%</text:p>
          </table:table-cell>
          <table:table-cell office:value-type="percentage" office:value="0.248900967868215" calcext:value-type="percentage">
            <text:p>24.9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77]+91" office:value-type="date" office:date-value="2038-02-01" calcext:value-type="date">
            <text:p>2/2038</text:p>
          </table:table-cell>
          <table:table-cell office:value-type="percentage" office:value="0.268109341116972" calcext:value-type="percentage">
            <text:p>26.8%</text:p>
          </table:table-cell>
          <table:table-cell office:value-type="percentage" office:value="0.297769553209684" calcext:value-type="percentage">
            <text:p>29.8%</text:p>
          </table:table-cell>
          <table:table-cell office:value-type="percentage" office:value="0.242982114756595" calcext:value-type="percentage">
            <text:p>24.3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78]+91" office:value-type="date" office:date-value="2038-05-03" calcext:value-type="date">
            <text:p>5/2038</text:p>
          </table:table-cell>
          <table:table-cell office:value-type="percentage" office:value="0.260013883532588" calcext:value-type="percentage">
            <text:p>26.0%</text:p>
          </table:table-cell>
          <table:table-cell office:value-type="percentage" office:value="0.304457056572336" calcext:value-type="percentage">
            <text:p>30.4%</text:p>
          </table:table-cell>
          <table:table-cell office:value-type="percentage" office:value="0.225120615061454" calcext:value-type="percentage">
            <text:p>22.5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79]+91" office:value-type="date" office:date-value="2038-08-02" calcext:value-type="date">
            <text:p>8/2038</text:p>
          </table:table-cell>
          <table:table-cell office:value-type="percentage" office:value="0.239079495093321" calcext:value-type="percentage">
            <text:p>23.9%</text:p>
          </table:table-cell>
          <table:table-cell office:value-type="percentage" office:value="0.315770712594648" calcext:value-type="percentage">
            <text:p>31.6%</text:p>
          </table:table-cell>
          <table:table-cell office:value-type="percentage" office:value="0.211156730234387" calcext:value-type="percentage">
            <text:p>21.1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80]+91" office:value-type="date" office:date-value="2038-11-01" calcext:value-type="date">
            <text:p>11/2038</text:p>
          </table:table-cell>
          <table:table-cell office:value-type="percentage" office:value="0.246937940855861" calcext:value-type="percentage">
            <text:p>24.7%</text:p>
          </table:table-cell>
          <table:table-cell office:value-type="percentage" office:value="0.301711144741375" calcext:value-type="percentage">
            <text:p>30.2%</text:p>
          </table:table-cell>
          <table:table-cell office:value-type="percentage" office:value="0.198412777672362" calcext:value-type="percentage">
            <text:p>19.8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81]+95" office:value-type="date" office:date-value="2039-02-04" calcext:value-type="date">
            <text:p>2/2039</text:p>
          </table:table-cell>
          <table:table-cell office:value-type="percentage" office:value="0.24246302592756" calcext:value-type="percentage">
            <text:p>24.2%</text:p>
          </table:table-cell>
          <table:table-cell office:value-type="percentage" office:value="0.283637300230385" calcext:value-type="percentage">
            <text:p>28.4%</text:p>
          </table:table-cell>
          <table:table-cell office:value-type="percentage" office:value="0.199393605104476" calcext:value-type="percentage">
            <text:p>19.9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82]+91" office:value-type="date" office:date-value="2039-05-06" calcext:value-type="date">
            <text:p>5/2039</text:p>
          </table:table-cell>
          <table:table-cell office:value-type="percentage" office:value="0.249795580378488" calcext:value-type="percentage">
            <text:p>25.0%</text:p>
          </table:table-cell>
          <table:table-cell office:value-type="percentage" office:value="0.272133867482015" calcext:value-type="percentage">
            <text:p>27.2%</text:p>
          </table:table-cell>
          <table:table-cell office:value-type="percentage" office:value="0.20577688685516" calcext:value-type="percentage">
            <text:p>20.6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83]+91" office:value-type="date" office:date-value="2039-08-05" calcext:value-type="date">
            <text:p>8/2039</text:p>
          </table:table-cell>
          <table:table-cell office:value-type="percentage" office:value="0.245312424599338" calcext:value-type="percentage">
            <text:p>24.5%</text:p>
          </table:table-cell>
          <table:table-cell office:value-type="percentage" office:value="0.258968732396734" calcext:value-type="percentage">
            <text:p>25.9%</text:p>
          </table:table-cell>
          <table:table-cell office:value-type="percentage" office:value="0.198463350771129" calcext:value-type="percentage">
            <text:p>19.8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84]+91" office:value-type="date" office:date-value="2039-11-04" calcext:value-type="date">
            <text:p>11/2039</text:p>
          </table:table-cell>
          <table:table-cell office:value-type="percentage" office:value="0.224110640979638" calcext:value-type="percentage">
            <text:p>22.4%</text:p>
          </table:table-cell>
          <table:table-cell office:value-type="percentage" office:value="0.266792497223308" calcext:value-type="percentage">
            <text:p>26.7%</text:p>
          </table:table-cell>
          <table:table-cell office:value-type="percentage" office:value="0.182442925992561" calcext:value-type="percentage">
            <text:p>18.2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85]+91" office:value-type="date" office:date-value="2040-02-03" calcext:value-type="date">
            <text:p>2/2040</text:p>
          </table:table-cell>
          <table:table-cell office:value-type="percentage" office:value="0.232643191551068" calcext:value-type="percentage">
            <text:p>23.3%</text:p>
          </table:table-cell>
          <table:table-cell office:value-type="percentage" office:value="0.275961774681294" calcext:value-type="percentage">
            <text:p>27.6%</text:p>
          </table:table-cell>
          <table:table-cell office:value-type="percentage" office:value="0.192340953775875" calcext:value-type="percentage">
            <text:p>19.2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86]+91" office:value-type="date" office:date-value="2040-05-04" calcext:value-type="date">
            <text:p>5/2040</text:p>
          </table:table-cell>
          <table:table-cell office:value-type="percentage" office:value="0.219083506096319" calcext:value-type="percentage">
            <text:p>21.9%</text:p>
          </table:table-cell>
          <table:table-cell office:value-type="percentage" office:value="0.293046420698352" calcext:value-type="percentage">
            <text:p>29.3%</text:p>
          </table:table-cell>
          <table:table-cell office:value-type="percentage" office:value="0.187321700336468" calcext:value-type="percentage">
            <text:p>18.7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87]+91" office:value-type="date" office:date-value="2040-08-03" calcext:value-type="date">
            <text:p>8/2040</text:p>
          </table:table-cell>
          <table:table-cell office:value-type="percentage" office:value="0.214350448326195" calcext:value-type="percentage">
            <text:p>21.4%</text:p>
          </table:table-cell>
          <table:table-cell office:value-type="percentage" office:value="0.295062161788706" calcext:value-type="percentage">
            <text:p>29.5%</text:p>
          </table:table-cell>
          <table:table-cell office:value-type="percentage" office:value="0.170206853221207" calcext:value-type="percentage">
            <text:p>17.0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88]+91" office:value-type="date" office:date-value="2040-11-02" calcext:value-type="date">
            <text:p>11/2040</text:p>
          </table:table-cell>
          <table:table-cell office:value-type="percentage" office:value="0.216555700036212" calcext:value-type="percentage">
            <text:p>21.7%</text:p>
          </table:table-cell>
          <table:table-cell office:value-type="percentage" office:value="0.283999716065512" calcext:value-type="percentage">
            <text:p>28.4%</text:p>
          </table:table-cell>
          <table:table-cell office:value-type="percentage" office:value="0.166467449928573" calcext:value-type="percentage">
            <text:p>16.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number:number-style style:name="N126">
      <number:number number:decimal-places="5" loext:min-decimal-places="5" number:min-integer-digits="1"/>
    </number:number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loext:min-decimal-places="3" number:min-integer-digits="1" number:grouping="true"/>
    </number:number-style>
    <number:percentage-style style:name="N129">
      <number:number number:decimal-places="1" loext:min-decimal-places="1" number:min-integer-digits="1"/>
      <number:text>%</number:text>
    </number:percentage-style>
    <number:date-style style:name="N130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Leonardo Calcagno</meta:initial-creator>
    <meta:creation-date>2020-11-30T12:46:01.139000000</meta:creation-date>
    <dc:date>2020-11-30T21:32:12.524000000</dc:date>
    <dc:creator>Leonardo Calcagno</dc:creator>
    <meta:editing-duration>PT6H51M4S</meta:editing-duration>
    <meta:editing-cycles>10</meta:editing-cycles>
    <meta:generator>LibreOffice/6.3.3.2$Windows_X86_64 LibreOffice_project/a64200df03143b798afd1ec74a12ab50359878ed</meta:generator>
    <meta:document-statistic meta:table-count="2" meta:cell-count="61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29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129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9">
      <style:chart-properties chart:symbol-type="none" chart:link-data-style-to-source="true"/>
      <style:graphic-properties svg:stroke-width="0.102cm" svg:stroke-color="#dddddd" draw:fill-color="#dddddd" dr3d:edge-rounding="5%"/>
      <style:text-properties fo:font-size="10pt" style:font-size-asian="10pt" style:font-size-complex="10pt"/>
    </style:style>
    <style:style style:name="ch8" style:family="chart" style:data-style-name="N129">
      <style:chart-properties chart:symbol-type="none" chart:link-data-style-to-source="true"/>
      <style:graphic-properties svg:stroke-width="0.102cm" svg:stroke-color="#b2b2b2" draw:fill-color="#b2b2b2" dr3d:edge-rounding="5%"/>
      <style:text-properties fo:font-size="10pt" style:font-size-asian="10pt" style:font-size-complex="10pt"/>
    </style:style>
    <style:style style:name="ch9" style:family="chart" style:data-style-name="N129">
      <style:chart-properties chart:symbol-type="none" chart:link-data-style-to-source="true"/>
      <style:graphic-properties svg:stroke-width="0.102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129">
      <style:chart-properties chart:symbol-type="none" chart:link-data-style-to-source="true"/>
      <style:graphic-properties svg:stroke-width="0.102cm" svg:stroke-color="#66ccff" draw:fill-color="#66ccff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102cm" svg:stroke-color="#3399ff" draw:fill-color="#3399ff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102cm" svg:stroke-color="#0066cc" draw:fill-color="#0066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column-mapping="1 0 2 4 3 5" chart:style-name="ch1">
        <chart:legend chart:legend-position="end" svg:x="9.858cm" svg:y="2.36cm" style:legend-expansion="high" chart:style-name="ch2"/>
        <chart:plot-area chart:style-name="ch3" table:cell-range-address="Total_cost_IFE.A11:Total_cost_IFE.G31 Total_cost_IFE.B4:Total_cost_IFE.G4" chart:data-source-has-labels="both" svg:x="0.32cm" svg:y="-0.045cm" svg:width="9.416cm" svg:height="8.591cm">
          <chartooo:coordinate-region svg:x="1.391cm" svg:y="0.154cm" svg:width="8.146cm" svg:height="7.348cm"/>
          <chart:axis chart:dimension="x" chart:name="primary-x" chart:style-name="ch4" chartooo:axis-type="auto">
            <chartooo:date-scale/>
            <chart:categories table:cell-range-address="Total_cost_IFE.A11:Total_cost_IFE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tal_cost_IFE.C11:Total_cost_IFE.C31" chart:label-cell-address="Total_cost_IFE.C4:Total_cost_IFE.C4" chart:class="chart:line">
            <chart:data-point chart:repeated="21"/>
          </chart:series>
          <chart:series chart:style-name="ch8" chart:values-cell-range-address="Total_cost_IFE.B11:Total_cost_IFE.B31" chart:label-cell-address="Total_cost_IFE.B4:Total_cost_IFE.B4" chart:class="chart:line">
            <chart:data-point chart:repeated="21"/>
          </chart:series>
          <chart:series chart:style-name="ch9" chart:values-cell-range-address="Total_cost_IFE.D11:Total_cost_IFE.D31" chart:label-cell-address="Total_cost_IFE.D4:Total_cost_IFE.D4" chart:class="chart:line">
            <chart:data-point chart:repeated="21"/>
          </chart:series>
          <chart:series chart:style-name="ch10" chart:values-cell-range-address="Total_cost_IFE.F11:Total_cost_IFE.F31" chart:label-cell-address="Total_cost_IFE.F4:Total_cost_IFE.F4" chart:class="chart:line">
            <chart:data-point chart:repeated="21"/>
          </chart:series>
          <chart:series chart:style-name="ch11" chart:values-cell-range-address="Total_cost_IFE.E11:Total_cost_IFE.E31" chart:label-cell-address="Total_cost_IFE.E4:Total_cost_IFE.E4" chart:class="chart:line">
            <chart:data-point chart:repeated="21"/>
          </chart:series>
          <chart:series chart:style-name="ch12" chart:values-cell-range-address="Total_cost_IFE.G11:Total_cost_IFE.G31" chart:label-cell-address="Total_cost_IFE.G4:Total_cost_IFE.G4" chart:class="chart:line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, pension mobility indexation</text:p>
                <draw:g>
                  <svg:desc>Total_cost_IFE.C4:Total_cost_IFE.C4</svg:desc>
                </draw:g>
              </table:table-cell>
              <table:table-cell office:value-type="string">
                <text:p>Central, pension mobility indexation</text:p>
                <draw:g>
                  <svg:desc>Total_cost_IFE.B4:Total_cost_IFE.B4</svg:desc>
                </draw:g>
              </table:table-cell>
              <table:table-cell office:value-type="string">
                <text:p>High, pension mobility indexation</text:p>
                <draw:g>
                  <svg:desc>Total_cost_IFE.D4:Total_cost_IFE.D4</svg:desc>
                </draw:g>
              </table:table-cell>
              <table:table-cell office:value-type="string">
                <text:p>Low, CPI indexation</text:p>
                <draw:g>
                  <svg:desc>Total_cost_IFE.F4:Total_cost_IFE.F4</svg:desc>
                </draw:g>
              </table:table-cell>
              <table:table-cell office:value-type="string">
                <text:p>Central, CPI indexation</text:p>
                <draw:g>
                  <svg:desc>Total_cost_IFE.E4:Total_cost_IFE.E4</svg:desc>
                </draw:g>
              </table:table-cell>
              <table:table-cell office:value-type="string">
                <text:p>High, CPI indexation</text:p>
                <draw:g>
                  <svg:desc>Total_cost_IFE.G4:Total_cost_IFE.G4</svg:desc>
                </draw:g>
              </table:table-cell>
            </table:table-row>
          </table:table-header-rows>
          <table:table-rows>
            <table:table-row>
              <table:table-cell office:value-type="float" office:value="2020">
                <text:p>2020</text:p>
                <draw:g>
                  <svg:desc>Total_cost_IFE.A11:Total_cost_IFE.A31</svg:desc>
                </draw:g>
              </table:table-cell>
              <table:table-cell office:value-type="float" office:value="0.0141841466499286">
                <text:p>0.0141841466499286</text:p>
                <draw:g>
                  <svg:desc>Total_cost_IFE.C11:Total_cost_IFE.C31</svg:desc>
                </draw:g>
              </table:table-cell>
              <table:table-cell office:value-type="float" office:value="0.0141063967360071">
                <text:p>0.0141063967360071</text:p>
                <draw:g>
                  <svg:desc>Total_cost_IFE.B11:Total_cost_IFE.B31</svg:desc>
                </draw:g>
              </table:table-cell>
              <table:table-cell office:value-type="float" office:value="0.0140506212444606">
                <text:p>0.0140506212444606</text:p>
                <draw:g>
                  <svg:desc>Total_cost_IFE.D11:Total_cost_IFE.D31</svg:desc>
                </draw:g>
              </table:table-cell>
              <table:table-cell office:value-type="float" office:value="0.0141841466499286">
                <text:p>0.0141841466499286</text:p>
                <draw:g>
                  <svg:desc>Total_cost_IFE.F11:Total_cost_IFE.F31</svg:desc>
                </draw:g>
              </table:table-cell>
              <table:table-cell office:value-type="float" office:value="0.0141063967360071">
                <text:p>0.0141063967360071</text:p>
                <draw:g>
                  <svg:desc>Total_cost_IFE.E11:Total_cost_IFE.E31</svg:desc>
                </draw:g>
              </table:table-cell>
              <table:table-cell office:value-type="float" office:value="0.0140506212444606">
                <text:p>0.0140506212444606</text:p>
                <draw:g>
                  <svg:desc>Total_cost_IFE.G11:Total_cost_IFE.G31</svg:desc>
                </draw:g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016349982054878">
                <text:p>0.016349982054878</text:p>
              </table:table-cell>
              <table:table-cell office:value-type="float" office:value="0.0161757111574056">
                <text:p>0.0161757111574056</text:p>
              </table:table-cell>
              <table:table-cell office:value-type="float" office:value="0.0164815467365399">
                <text:p>0.0164815467365399</text:p>
              </table:table-cell>
              <table:table-cell office:value-type="float" office:value="0.0180602435010009">
                <text:p>0.0180602435010009</text:p>
              </table:table-cell>
              <table:table-cell office:value-type="float" office:value="0.0175232676561481">
                <text:p>0.0175232676561481</text:p>
              </table:table-cell>
              <table:table-cell office:value-type="float" office:value="0.0171038041344937">
                <text:p>0.0171038041344937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015787494444123">
                <text:p>0.015787494444123</text:p>
              </table:table-cell>
              <table:table-cell office:value-type="float" office:value="0.0156850060517337">
                <text:p>0.0156850060517337</text:p>
              </table:table-cell>
              <table:table-cell office:value-type="float" office:value="0.0161658946361221">
                <text:p>0.0161658946361221</text:p>
              </table:table-cell>
              <table:table-cell office:value-type="float" office:value="0.0164656367192849">
                <text:p>0.0164656367192849</text:p>
              </table:table-cell>
              <table:table-cell office:value-type="float" office:value="0.0157061677765343">
                <text:p>0.0157061677765343</text:p>
              </table:table-cell>
              <table:table-cell office:value-type="float" office:value="0.0150849119378508">
                <text:p>0.0150849119378508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0154494642025071">
                <text:p>0.0154494642025071</text:p>
              </table:table-cell>
              <table:table-cell office:value-type="float" office:value="0.0153475073166182">
                <text:p>0.0153475073166182</text:p>
              </table:table-cell>
              <table:table-cell office:value-type="float" office:value="0.0161170267758087">
                <text:p>0.0161170267758087</text:p>
              </table:table-cell>
              <table:table-cell office:value-type="float" office:value="0.0151010858491885">
                <text:p>0.0151010858491885</text:p>
              </table:table-cell>
              <table:table-cell office:value-type="float" office:value="0.0143005337398666">
                <text:p>0.0143005337398666</text:p>
              </table:table-cell>
              <table:table-cell office:value-type="float" office:value="0.013682590799442">
                <text:p>0.013682590799442</text:p>
              </table:table-cell>
            </table:table-row>
            <table:table-row>
              <table:table-cell office:value-type="float" office:value="2024">
                <text:p>2024</text:p>
              </table:table-cell>
              <table:table-cell office:value-type="float" office:value="0.0147654674250595">
                <text:p>0.0147654674250595</text:p>
              </table:table-cell>
              <table:table-cell office:value-type="float" office:value="0.0143718337792762">
                <text:p>0.0143718337792762</text:p>
              </table:table-cell>
              <table:table-cell office:value-type="float" office:value="0.0154837325150543">
                <text:p>0.0154837325150543</text:p>
              </table:table-cell>
              <table:table-cell office:value-type="float" office:value="0.0137197612590591">
                <text:p>0.0137197612590591</text:p>
              </table:table-cell>
              <table:table-cell office:value-type="float" office:value="0.012700989062044">
                <text:p>0.012700989062044</text:p>
              </table:table-cell>
              <table:table-cell office:value-type="float" office:value="0.0124335806776792">
                <text:p>0.0124335806776792</text:p>
              </table:table-cell>
            </table:table-row>
            <table:table-row>
              <table:table-cell office:value-type="float" office:value="2025">
                <text:p>2025</text:p>
              </table:table-cell>
              <table:table-cell office:value-type="float" office:value="0.0141009787860313">
                <text:p>0.0141009787860313</text:p>
              </table:table-cell>
              <table:table-cell office:value-type="float" office:value="0.0141410405569229">
                <text:p>0.0141410405569229</text:p>
              </table:table-cell>
              <table:table-cell office:value-type="float" office:value="0.0144863058044799">
                <text:p>0.0144863058044799</text:p>
              </table:table-cell>
              <table:table-cell office:value-type="float" office:value="0.0126717463001885">
                <text:p>0.0126717463001885</text:p>
              </table:table-cell>
              <table:table-cell office:value-type="float" office:value="0.0120103186726855">
                <text:p>0.0120103186726855</text:p>
              </table:table-cell>
              <table:table-cell office:value-type="float" office:value="0.0111948895549466">
                <text:p>0.0111948895549466</text:p>
              </table:table-cell>
            </table:table-row>
            <table:table-row>
              <table:table-cell office:value-type="float" office:value="2026">
                <text:p>2026</text:p>
              </table:table-cell>
              <table:table-cell office:value-type="float" office:value="0.0135926715878838">
                <text:p>0.0135926715878838</text:p>
              </table:table-cell>
              <table:table-cell office:value-type="float" office:value="0.0131248058912545">
                <text:p>0.0131248058912545</text:p>
              </table:table-cell>
              <table:table-cell office:value-type="float" office:value="0.0138325477360549">
                <text:p>0.0138325477360549</text:p>
              </table:table-cell>
              <table:table-cell office:value-type="float" office:value="0.0117753763127997">
                <text:p>0.0117753763127997</text:p>
              </table:table-cell>
              <table:table-cell office:value-type="float" office:value="0.0107244692130101">
                <text:p>0.0107244692130101</text:p>
              </table:table-cell>
              <table:table-cell office:value-type="float" office:value="0.00999401669637422">
                <text:p>0.00999401669637422</text:p>
              </table:table-cell>
            </table:table-row>
            <table:table-row>
              <table:table-cell office:value-type="float" office:value="2027">
                <text:p>2027</text:p>
              </table:table-cell>
              <table:table-cell office:value-type="float" office:value="0.0130003057212883">
                <text:p>0.0130003057212883</text:p>
              </table:table-cell>
              <table:table-cell office:value-type="float" office:value="0.0127671872039539">
                <text:p>0.0127671872039539</text:p>
              </table:table-cell>
              <table:table-cell office:value-type="float" office:value="0.0128401023185566">
                <text:p>0.0128401023185566</text:p>
              </table:table-cell>
              <table:table-cell office:value-type="float" office:value="0.0108466579948689">
                <text:p>0.0108466579948689</text:p>
              </table:table-cell>
              <table:table-cell office:value-type="float" office:value="0.00999921603274715">
                <text:p>0.00999921603274715</text:p>
              </table:table-cell>
              <table:table-cell office:value-type="float" office:value="0.00882173359811552">
                <text:p>0.00882173359811552</text:p>
              </table:table-cell>
            </table:table-row>
            <table:table-row>
              <table:table-cell office:value-type="float" office:value="2028">
                <text:p>2028</text:p>
              </table:table-cell>
              <table:table-cell office:value-type="float" office:value="0.0123602009061989">
                <text:p>0.0123602009061989</text:p>
              </table:table-cell>
              <table:table-cell office:value-type="float" office:value="0.0119286783135119">
                <text:p>0.0119286783135119</text:p>
              </table:table-cell>
              <table:table-cell office:value-type="float" office:value="0.0118318106924175">
                <text:p>0.0118318106924175</text:p>
              </table:table-cell>
              <table:table-cell office:value-type="float" office:value="0.0100155503962958">
                <text:p>0.0100155503962958</text:p>
              </table:table-cell>
              <table:table-cell office:value-type="float" office:value="0.00906460201724066">
                <text:p>0.00906460201724066</text:p>
              </table:table-cell>
              <table:table-cell office:value-type="float" office:value="0.00794140115333968">
                <text:p>0.00794140115333968</text:p>
              </table:table-cell>
            </table:table-row>
            <table:table-row>
              <table:table-cell office:value-type="float" office:value="2029">
                <text:p>2029</text:p>
              </table:table-cell>
              <table:table-cell office:value-type="float" office:value="0.0115211514003939">
                <text:p>0.0115211514003939</text:p>
              </table:table-cell>
              <table:table-cell office:value-type="float" office:value="0.010719966260972">
                <text:p>0.010719966260972</text:p>
              </table:table-cell>
              <table:table-cell office:value-type="float" office:value="0.0107835862735425">
                <text:p>0.0107835862735425</text:p>
              </table:table-cell>
              <table:table-cell office:value-type="float" office:value="0.00916588019610529">
                <text:p>0.00916588019610529</text:p>
              </table:table-cell>
              <table:table-cell office:value-type="float" office:value="0.00801357192261246">
                <text:p>0.00801357192261246</text:p>
              </table:table-cell>
              <table:table-cell office:value-type="float" office:value="0.00709834706274648">
                <text:p>0.00709834706274648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0.0106435438566831">
                <text:p>0.0106435438566831</text:p>
              </table:table-cell>
              <table:table-cell office:value-type="float" office:value="0.0101305634086821">
                <text:p>0.0101305634086821</text:p>
              </table:table-cell>
              <table:table-cell office:value-type="float" office:value="0.00975442279657541">
                <text:p>0.00975442279657541</text:p>
              </table:table-cell>
              <table:table-cell office:value-type="float" office:value="0.00841522220120142">
                <text:p>0.00841522220120142</text:p>
              </table:table-cell>
              <table:table-cell office:value-type="float" office:value="0.00748649820156381">
                <text:p>0.00748649820156381</text:p>
              </table:table-cell>
              <table:table-cell office:value-type="float" office:value="0.0063167649282027">
                <text:p>0.0063167649282027</text:p>
              </table:table-cell>
            </table:table-row>
            <table:table-row>
              <table:table-cell office:value-type="float" office:value="2031">
                <text:p>2031</text:p>
              </table:table-cell>
              <table:table-cell office:value-type="float" office:value="0.00965434561750395">
                <text:p>0.00965434561750395</text:p>
              </table:table-cell>
              <table:table-cell office:value-type="float" office:value="0.00878204670446025">
                <text:p>0.00878204670446025</text:p>
              </table:table-cell>
              <table:table-cell office:value-type="float" office:value="0.00843884191029965">
                <text:p>0.00843884191029965</text:p>
              </table:table-cell>
              <table:table-cell office:value-type="float" office:value="0.00758361269093719">
                <text:p>0.00758361269093719</text:p>
              </table:table-cell>
              <table:table-cell office:value-type="float" office:value="0.00642170276011857">
                <text:p>0.00642170276011857</text:p>
              </table:table-cell>
              <table:table-cell office:value-type="float" office:value="0.00538081093868968">
                <text:p>0.00538081093868968</text:p>
              </table:table-cell>
            </table:table-row>
            <table:table-row>
              <table:table-cell office:value-type="float" office:value="2032">
                <text:p>2032</text:p>
              </table:table-cell>
              <table:table-cell office:value-type="float" office:value="0.00856759100233231">
                <text:p>0.00856759100233231</text:p>
              </table:table-cell>
              <table:table-cell office:value-type="float" office:value="0.00749868325904135">
                <text:p>0.00749868325904135</text:p>
              </table:table-cell>
              <table:table-cell office:value-type="float" office:value="0.00743048519797928">
                <text:p>0.00743048519797928</text:p>
              </table:table-cell>
              <table:table-cell office:value-type="float" office:value="0.00671358682572768">
                <text:p>0.00671358682572768</text:p>
              </table:table-cell>
              <table:table-cell office:value-type="float" office:value="0.00545514816244441">
                <text:p>0.00545514816244441</text:p>
              </table:table-cell>
              <table:table-cell office:value-type="float" office:value="0.0046662905882122">
                <text:p>0.0046662905882122</text:p>
              </table:table-cell>
            </table:table-row>
            <table:table-row>
              <table:table-cell office:value-type="float" office:value="2033">
                <text:p>2033</text:p>
              </table:table-cell>
              <table:table-cell office:value-type="float" office:value="0.00775156985335306">
                <text:p>0.00775156985335306</text:p>
              </table:table-cell>
              <table:table-cell office:value-type="float" office:value="0.00627813971421872">
                <text:p>0.00627813971421872</text:p>
              </table:table-cell>
              <table:table-cell office:value-type="float" office:value="0.00655846776299555">
                <text:p>0.00655846776299555</text:p>
              </table:table-cell>
              <table:table-cell office:value-type="float" office:value="0.00607887404470049">
                <text:p>0.00607887404470049</text:p>
              </table:table-cell>
              <table:table-cell office:value-type="float" office:value="0.00455443769069689">
                <text:p>0.00455443769069689</text:p>
              </table:table-cell>
              <table:table-cell office:value-type="float" office:value="0.00406903863310932">
                <text:p>0.00406903863310932</text:p>
              </table:table-cell>
            </table:table-row>
            <table:table-row>
              <table:table-cell office:value-type="float" office:value="2034">
                <text:p>2034</text:p>
              </table:table-cell>
              <table:table-cell office:value-type="float" office:value="0.00651065921425829">
                <text:p>0.00651065921425829</text:p>
              </table:table-cell>
              <table:table-cell office:value-type="float" office:value="0.00539038708970539">
                <text:p>0.00539038708970539</text:p>
              </table:table-cell>
              <table:table-cell office:value-type="float" office:value="0.00557113970373924">
                <text:p>0.00557113970373924</text:p>
              </table:table-cell>
              <table:table-cell office:value-type="float" office:value="0.00507671963932265">
                <text:p>0.00507671963932265</text:p>
              </table:table-cell>
              <table:table-cell office:value-type="float" office:value="0.00388396526383695">
                <text:p>0.00388396526383695</text:p>
              </table:table-cell>
              <table:table-cell office:value-type="float" office:value="0.00341649272144388">
                <text:p>0.00341649272144388</text:p>
              </table:table-cell>
            </table:table-row>
            <table:table-row>
              <table:table-cell office:value-type="float" office:value="2035">
                <text:p>2035</text:p>
              </table:table-cell>
              <table:table-cell office:value-type="float" office:value="0.00545519997141694">
                <text:p>0.00545519997141694</text:p>
              </table:table-cell>
              <table:table-cell office:value-type="float" office:value="0.00483533384733922">
                <text:p>0.00483533384733922</text:p>
              </table:table-cell>
              <table:table-cell office:value-type="float" office:value="0.00446003770439437">
                <text:p>0.00446003770439437</text:p>
              </table:table-cell>
              <table:table-cell office:value-type="float" office:value="0.00423871312549484">
                <text:p>0.00423871312549484</text:p>
              </table:table-cell>
              <table:table-cell office:value-type="float" office:value="0.00345375300722289">
                <text:p>0.00345375300722289</text:p>
              </table:table-cell>
              <table:table-cell office:value-type="float" office:value="0.00271037273306237">
                <text:p>0.00271037273306237</text:p>
              </table:table-cell>
            </table:table-row>
            <table:table-row>
              <table:table-cell office:value-type="float" office:value="2036">
                <text:p>2036</text:p>
              </table:table-cell>
              <table:table-cell office:value-type="float" office:value="0.0049403599949578">
                <text:p>0.0049403599949578</text:p>
              </table:table-cell>
              <table:table-cell office:value-type="float" office:value="0.00402917824224559">
                <text:p>0.00402917824224559</text:p>
              </table:table-cell>
              <table:table-cell office:value-type="float" office:value="0.00367189652025744">
                <text:p>0.00367189652025744</text:p>
              </table:table-cell>
              <table:table-cell office:value-type="float" office:value="0.00382728281983137">
                <text:p>0.00382728281983137</text:p>
              </table:table-cell>
              <table:table-cell office:value-type="float" office:value="0.00286035212178349">
                <text:p>0.00286035212178349</text:p>
              </table:table-cell>
              <table:table-cell office:value-type="float" office:value="0.00220793677123596">
                <text:p>0.00220793677123596</text:p>
              </table:table-cell>
            </table:table-row>
            <table:table-row>
              <table:table-cell office:value-type="float" office:value="2037">
                <text:p>2037</text:p>
              </table:table-cell>
              <table:table-cell office:value-type="float" office:value="0.00443582532488813">
                <text:p>0.00443582532488813</text:p>
              </table:table-cell>
              <table:table-cell office:value-type="float" office:value="0.00338848279315214">
                <text:p>0.00338848279315214</text:p>
              </table:table-cell>
              <table:table-cell office:value-type="float" office:value="0.00305699262651714">
                <text:p>0.00305699262651714</text:p>
              </table:table-cell>
              <table:table-cell office:value-type="float" office:value="0.00343217864193465">
                <text:p>0.00343217864193465</text:p>
              </table:table-cell>
              <table:table-cell office:value-type="float" office:value="0.00239213262341426">
                <text:p>0.00239213262341426</text:p>
              </table:table-cell>
              <table:table-cell office:value-type="float" office:value="0.00182220663458576">
                <text:p>0.00182220663458576</text:p>
              </table:table-cell>
            </table:table-row>
            <table:table-row>
              <table:table-cell office:value-type="float" office:value="2038">
                <text:p>2038</text:p>
              </table:table-cell>
              <table:table-cell office:value-type="float" office:value="0.00386128449242074">
                <text:p>0.00386128449242074</text:p>
              </table:table-cell>
              <table:table-cell office:value-type="float" office:value="0.00285739488832858">
                <text:p>0.00285739488832858</text:p>
              </table:table-cell>
              <table:table-cell office:value-type="float" office:value="0.00246222425725677">
                <text:p>0.00246222425725677</text:p>
              </table:table-cell>
              <table:table-cell office:value-type="float" office:value="0.00298147781429846">
                <text:p>0.00298147781429846</text:p>
              </table:table-cell>
              <table:table-cell office:value-type="float" office:value="0.00200471539919236">
                <text:p>0.00200471539919236</text:p>
              </table:table-cell>
              <table:table-cell office:value-type="float" office:value="0.00145683189673947">
                <text:p>0.00145683189673947</text:p>
              </table:table-cell>
            </table:table-row>
            <table:table-row>
              <table:table-cell office:value-type="float" office:value="2039">
                <text:p>2039</text:p>
              </table:table-cell>
              <table:table-cell office:value-type="float" office:value="0.00296993783879535">
                <text:p>0.00296993783879535</text:p>
              </table:table-cell>
              <table:table-cell office:value-type="float" office:value="0.00236107895917098">
                <text:p>0.00236107895917098</text:p>
              </table:table-cell>
              <table:table-cell office:value-type="float" office:value="0.00192748476528471">
                <text:p>0.00192748476528471</text:p>
              </table:table-cell>
              <table:table-cell office:value-type="float" office:value="0.00229166343469404">
                <text:p>0.00229166343469404</text:p>
              </table:table-cell>
              <table:table-cell office:value-type="float" office:value="0.00164672269519765">
                <text:p>0.00164672269519765</text:p>
              </table:table-cell>
              <table:table-cell office:value-type="float" office:value="0.00112893645245504">
                <text:p>0.00112893645245504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0.00277730987086722">
                <text:p>0.00277730987086722</text:p>
              </table:table-cell>
              <table:table-cell office:value-type="float" office:value="0.00187948019915472">
                <text:p>0.00187948019915472</text:p>
              </table:table-cell>
              <table:table-cell office:value-type="float" office:value="0.00153399804896583">
                <text:p>0.00153399804896583</text:p>
              </table:table-cell>
              <table:table-cell office:value-type="float" office:value="0.00215356943608728">
                <text:p>0.00215356943608728</text:p>
              </table:table-cell>
              <table:table-cell office:value-type="float" office:value="0.00130591337324554">
                <text:p>0.00130591337324554</text:p>
              </table:table-cell>
              <table:table-cell office:value-type="float" office:value="0.000888777744925233">
                <text:p>0.000888777744925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